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Ek Mukta1" svg:font-family="'Ek Mukta'"/>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style:style>
    <style:style style:name="Tabla2.A" style:family="table-column">
      <style:table-column-properties style:column-width="3.112cm" style:rel-column-width="11593*"/>
    </style:style>
    <style:style style:name="Tabla2.B" style:family="table-column">
      <style:table-column-properties style:column-width="7.34cm" style:rel-column-width="27348*"/>
    </style:style>
    <style:style style:name="Tabla2.C" style:family="table-column">
      <style:table-column-properties style:column-width="7.138cm" style:rel-column-width="26594*"/>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173ffae" officeooo:paragraph-rsid="0173ffae"/>
    </style:style>
    <style:style style:name="P2" style:family="paragraph" style:parent-style-name="Footnote">
      <style:text-properties officeooo:rsid="0173f8f7" officeooo:paragraph-rsid="0173f8f7"/>
    </style:style>
    <style:style style:name="P3" style:family="paragraph" style:parent-style-name="Footnote">
      <style:text-properties officeooo:paragraph-rsid="018750b9"/>
    </style:style>
    <style:style style:name="P4" style:family="paragraph" style:parent-style-name="Footnote">
      <style:text-properties officeooo:rsid="0034c82d" officeooo:paragraph-rsid="0034c82d"/>
    </style:style>
    <style:style style:name="P5" style:family="paragraph" style:parent-style-name="Footnote">
      <style:text-properties officeooo:rsid="0188f91b" officeooo:paragraph-rsid="0188f91b"/>
    </style:style>
    <style:style style:name="P6" style:family="paragraph" style:parent-style-name="Footnote">
      <style:text-properties officeooo:paragraph-rsid="018a1799"/>
    </style:style>
    <style:style style:name="P7" style:family="paragraph" style:parent-style-name="Footnote">
      <style:text-properties officeooo:rsid="018a1799" officeooo:paragraph-rsid="018a1799"/>
    </style:style>
    <style:style style:name="P8" style:family="paragraph" style:parent-style-name="Footnote">
      <style:paragraph-properties fo:margin-left="0cm" fo:margin-right="0cm" fo:text-indent="0cm" style:auto-text-indent="false"/>
      <style:text-properties officeooo:rsid="01710f60" officeooo:paragraph-rsid="0171287c"/>
    </style:style>
    <style:style style:name="P9" style:family="paragraph" style:parent-style-name="Footnote">
      <style:text-properties officeooo:paragraph-rsid="0015ac0d"/>
    </style:style>
    <style:style style:name="P10" style:family="paragraph" style:parent-style-name="Footnote">
      <style:text-properties officeooo:paragraph-rsid="00163fbe"/>
    </style:style>
    <style:style style:name="P11" style:family="paragraph" style:parent-style-name="Footnote">
      <style:text-properties officeooo:rsid="0173ffae" officeooo:paragraph-rsid="0173ffae"/>
    </style:style>
    <style:style style:name="P12" style:family="paragraph" style:parent-style-name="Footnote">
      <style:text-properties officeooo:rsid="0173f8f7" officeooo:paragraph-rsid="0173f8f7"/>
    </style:style>
    <style:style style:name="P13" style:family="paragraph" style:parent-style-name="Footnote">
      <style:text-properties officeooo:paragraph-rsid="018750b9"/>
    </style:style>
    <style:style style:name="P14" style:family="paragraph" style:parent-style-name="Footnote">
      <style:text-properties officeooo:rsid="0034c82d" officeooo:paragraph-rsid="0034c82d"/>
    </style:style>
    <style:style style:name="P15" style:family="paragraph" style:parent-style-name="Footnote">
      <style:text-properties officeooo:rsid="0188f91b" officeooo:paragraph-rsid="0188f91b"/>
    </style:style>
    <style:style style:name="P16" style:family="paragraph" style:parent-style-name="Footnote">
      <style:text-properties officeooo:paragraph-rsid="018a1799"/>
    </style:style>
    <style:style style:name="P17" style:family="paragraph" style:parent-style-name="Footnote">
      <style:text-properties officeooo:rsid="018a1799" officeooo:paragraph-rsid="018a1799"/>
    </style:style>
    <style:style style:name="P18" style:family="paragraph" style:parent-style-name="Footnote">
      <style:text-properties style:font-name="Arial" fo:font-size="10pt" style:font-size-asian="10pt" style:font-size-complex="10pt"/>
    </style:style>
    <style:style style:name="P19" style:family="paragraph" style:parent-style-name="Footnote">
      <style:text-properties style:font-name="Arial" fo:font-size="8pt" style:font-size-asian="8pt" style:font-size-complex="8pt"/>
    </style:style>
    <style:style style:name="P20" style:family="paragraph" style:parent-style-name="Footnote">
      <style:text-properties officeooo:rsid="00b1b3fb" officeooo:paragraph-rsid="00b1b3fb"/>
    </style:style>
    <style:style style:name="P21" style:family="paragraph" style:parent-style-name="Footnote">
      <style:text-properties officeooo:rsid="00b65370" officeooo:paragraph-rsid="00b65370"/>
    </style:style>
    <style:style style:name="P22" style:family="paragraph" style:parent-style-name="Footnote">
      <style:text-properties officeooo:rsid="00bfbd30" officeooo:paragraph-rsid="00bfbd30"/>
    </style:style>
    <style:style style:name="P23" style:family="paragraph" style:parent-style-name="Footnote">
      <style:paragraph-properties fo:margin-left="0cm" fo:margin-right="0cm" fo:text-indent="0cm" style:auto-text-indent="false"/>
      <style:text-properties officeooo:rsid="01710f60" officeooo:paragraph-rsid="0171287c"/>
    </style:style>
    <style:style style:name="P24" style:family="paragraph" style:parent-style-name="Heading_20_1">
      <style:paragraph-properties fo:break-before="page"/>
    </style:style>
    <style:style style:name="P25" style:family="paragraph" style:parent-style-name="Heading_20_1">
      <style:paragraph-properties fo:text-align="justify" style:justify-single-word="false" fo:break-before="page"/>
      <style:text-properties style:font-name="Arial1" officeooo:paragraph-rsid="00157dd0"/>
    </style:style>
    <style:style style:name="P26" style:family="paragraph" style:parent-style-name="Heading_20_1">
      <style:paragraph-properties fo:text-align="justify" style:justify-single-word="false" fo:break-before="page"/>
      <style:text-properties style:font-name="Arial1" officeooo:rsid="001aa7f8" officeooo:paragraph-rsid="0011e2f0"/>
    </style:style>
    <style:style style:name="P27" style:family="paragraph" style:parent-style-name="Heading_20_1">
      <style:paragraph-properties fo:text-align="justify" style:justify-single-word="false" fo:break-before="page"/>
      <style:text-properties style:font-name="Arial1" fo:font-size="18.2000007629395pt" fo:font-style="normal" fo:font-weight="bold" officeooo:rsid="00163335" officeooo:paragraph-rsid="00196b82" style:font-name-asian="Noto Sans" style:font-size-asian="18.2000007629395pt" style:font-style-asian="normal" style:font-weight-asian="bold" style:font-name-complex="Ek Mukta" style:font-size-complex="18.2000007629395pt" style:font-style-complex="normal" style:font-weight-complex="bold"/>
    </style:style>
    <style:style style:name="P28" style:family="paragraph" style:parent-style-name="Heading_20_2">
      <style:paragraph-properties fo:text-align="justify" style:justify-single-word="false"/>
      <style:text-properties style:font-name="Arial" officeooo:rsid="000c8218" officeooo:paragraph-rsid="001854bd"/>
    </style:style>
    <style:style style:name="P29" style:family="paragraph" style:parent-style-name="Heading_20_2">
      <style:paragraph-properties fo:text-align="justify" style:justify-single-word="false"/>
      <style:text-properties style:font-name="Arial1" officeooo:rsid="001aa7f8" officeooo:paragraph-rsid="0011e2f0"/>
    </style:style>
    <style:style style:name="P30" style:family="paragraph" style:parent-style-name="Heading_20_2">
      <style:paragraph-properties fo:text-align="justify" style:justify-single-word="false"/>
      <style:text-properties style:font-name="Arial1" officeooo:rsid="0042e9ea" officeooo:paragraph-rsid="0011e2f0"/>
    </style:style>
    <style:style style:name="P31" style:family="paragraph" style:parent-style-name="Heading_20_2">
      <style:paragraph-properties fo:text-align="justify" style:justify-single-word="false"/>
      <style:text-properties style:font-name="Arial1" officeooo:rsid="003b23fd" officeooo:paragraph-rsid="0011e2f0"/>
    </style:style>
    <style:style style:name="P32" style:family="paragraph" style:parent-style-name="Heading_20_2">
      <style:paragraph-properties fo:text-align="justify" style:justify-single-word="false"/>
      <style:text-properties style:font-name="Arial1" officeooo:paragraph-rsid="00157dd0"/>
    </style:style>
    <style:style style:name="P33" style:family="paragraph" style:parent-style-name="Heading_20_2">
      <style:paragraph-properties fo:text-align="justify" style:justify-single-word="false"/>
      <style:text-properties style:font-name="Arial1" officeooo:rsid="005dc71d" officeooo:paragraph-rsid="00157dd0"/>
    </style:style>
    <style:style style:name="P34" style:family="paragraph" style:parent-style-name="Heading_20_3">
      <style:paragraph-properties fo:text-align="justify" style:justify-single-word="false"/>
      <style:text-properties style:font-name="Arial" officeooo:rsid="00cdba73" officeooo:paragraph-rsid="001854bd"/>
    </style:style>
    <style:style style:name="P35" style:family="paragraph" style:parent-style-name="Heading_20_3">
      <style:paragraph-properties fo:text-align="justify" style:justify-single-word="false"/>
      <style:text-properties style:font-name="Arial1" officeooo:rsid="001d4a1e" officeooo:paragraph-rsid="0011e2f0"/>
    </style:style>
    <style:style style:name="P36" style:family="paragraph" style:parent-style-name="Heading_20_3">
      <style:paragraph-properties fo:text-align="justify" style:justify-single-word="false"/>
      <style:text-properties style:font-name="Arial1" officeooo:rsid="002b9183" officeooo:paragraph-rsid="0011e2f0"/>
    </style:style>
    <style:style style:name="P37" style:family="paragraph" style:parent-style-name="Heading_20_3">
      <style:paragraph-properties fo:text-align="justify" style:justify-single-word="false"/>
      <style:text-properties style:font-name="Arial1" officeooo:rsid="008b8a25" officeooo:paragraph-rsid="00157dd0"/>
    </style:style>
    <style:style style:name="P38" style:family="paragraph" style:parent-style-name="Preformatted_20_Text">
      <loext:graphic-properties draw:fill="solid" draw:fill-color="#ffffff" draw:opacity="100%"/>
      <style:paragraph-properties fo:margin-left="0cm" fo:margin-right="0cm" fo:margin-top="0cm" fo:margin-bottom="0.499cm" style:contextual-spacing="false" fo:orphans="2" fo:widows="2" fo:text-indent="0cm" style:auto-text-indent="false" fo:background-color="#ffffff" fo:padding="0cm" fo:border="none"/>
      <style:text-properties officeooo:paragraph-rsid="00f4cc1e"/>
    </style:style>
    <style:style style:name="P39" style:family="paragraph" style:parent-style-name="Standard" style:list-style-name="L18">
      <style:text-properties style:font-name="Arial" officeooo:paragraph-rsid="001854bd"/>
    </style:style>
    <style:style style:name="P40" style:family="paragraph" style:parent-style-name="Standard">
      <style:text-properties officeooo:paragraph-rsid="001854bd"/>
    </style:style>
    <style:style style:name="P41" style:family="paragraph" style:parent-style-name="Table_20_Contents">
      <style:paragraph-properties fo:text-align="justify" style:justify-single-word="false"/>
      <style:text-properties style:font-name="Arial" officeooo:rsid="0050de93" officeooo:paragraph-rsid="001854bd"/>
    </style:style>
    <style:style style:name="P42" style:family="paragraph" style:parent-style-name="Table_20_Contents">
      <loext:graphic-properties draw:fill="solid" draw:fill-color="#dddddd" draw:opacity="100%"/>
      <style:paragraph-properties fo:text-align="justify" style:justify-single-word="false" fo:background-color="#dddddd"/>
      <style:text-properties style:font-name="Arial" officeooo:rsid="0050de93" officeooo:paragraph-rsid="001854bd"/>
    </style:style>
    <style:style style:name="P43" style:family="paragraph" style:parent-style-name="Table_20_Contents">
      <style:paragraph-properties fo:text-align="justify" style:justify-single-word="false"/>
      <style:text-properties style:font-name="Arial" officeooo:rsid="00a29860" officeooo:paragraph-rsid="001854bd"/>
    </style:style>
    <style:style style:name="P44" style:family="paragraph" style:parent-style-name="Table_20_Contents">
      <style:paragraph-properties fo:text-align="justify" style:justify-single-word="false"/>
      <style:text-properties style:font-name="Arial" officeooo:paragraph-rsid="001854bd"/>
    </style:style>
    <style:style style:name="P45" style:family="paragraph" style:parent-style-name="Text_20_body" style:list-style-name="L17">
      <style:paragraph-properties fo:text-align="justify" style:justify-single-word="false"/>
      <style:text-properties style:font-name="Arial" officeooo:paragraph-rsid="001854bd"/>
    </style:style>
    <style:style style:name="P46" style:family="paragraph" style:parent-style-name="Text_20_body">
      <style:paragraph-properties fo:text-align="justify" style:justify-single-word="false"/>
      <style:text-properties style:font-name="Arial" officeooo:paragraph-rsid="001854bd"/>
    </style:style>
    <style:style style:name="P47" style:family="paragraph" style:parent-style-name="Text_20_body" style:list-style-name="L3">
      <style:paragraph-properties fo:text-align="justify" style:justify-single-word="false"/>
      <style:text-properties style:font-name="Arial" fo:font-style="normal" officeooo:rsid="00a676bc" officeooo:paragraph-rsid="001854bd" style:font-style-asian="normal" style:font-style-complex="normal"/>
    </style:style>
    <style:style style:name="P48" style:family="paragraph" style:parent-style-name="Text_20_body" style:list-style-name="L14">
      <style:paragraph-properties fo:text-align="justify" style:justify-single-word="false"/>
      <style:text-properties style:font-name="Arial" fo:font-style="normal" officeooo:rsid="00a676bc" officeooo:paragraph-rsid="001854bd" style:font-style-asian="normal" style:font-style-complex="normal"/>
    </style:style>
    <style:style style:name="P49" style:family="paragraph" style:parent-style-name="Text_20_body" style:list-style-name="L15">
      <style:paragraph-properties fo:text-align="justify" style:justify-single-word="false"/>
      <style:text-properties style:font-name="Arial" fo:font-style="normal" officeooo:rsid="00a676bc" officeooo:paragraph-rsid="001854bd" style:font-style-asian="normal" style:font-style-complex="normal"/>
    </style:style>
    <style:style style:name="P50" style:family="paragraph" style:parent-style-name="Text_20_body" style:list-style-name="L16">
      <style:paragraph-properties fo:text-align="justify" style:justify-single-word="false"/>
      <style:text-properties style:font-name="Arial" fo:font-style="normal" officeooo:rsid="00a676bc" officeooo:paragraph-rsid="001854bd" style:font-style-asian="normal" style:font-style-complex="normal"/>
    </style:style>
    <style:style style:name="P51" style:family="paragraph" style:parent-style-name="Text_20_body" style:list-style-name="L18">
      <style:paragraph-properties fo:text-align="justify" style:justify-single-word="false"/>
      <style:text-properties style:font-name="Arial" fo:font-style="normal" officeooo:rsid="00a676bc" officeooo:paragraph-rsid="001854bd" style:font-style-asian="normal" style:font-style-complex="normal"/>
    </style:style>
    <style:style style:name="P52" style:family="paragraph" style:parent-style-name="Text_20_body" style:list-style-name="L19">
      <style:paragraph-properties fo:text-align="justify" style:justify-single-word="false"/>
      <style:text-properties style:font-name="Arial" fo:font-style="normal" officeooo:rsid="00a676bc" officeooo:paragraph-rsid="001854bd" style:font-style-asian="normal" style:font-style-complex="normal"/>
    </style:style>
    <style:style style:name="P53" style:family="paragraph" style:parent-style-name="Text_20_body" style:list-style-name="L20">
      <style:paragraph-properties fo:text-align="justify" style:justify-single-word="false"/>
      <style:text-properties style:font-name="Arial" fo:font-style="normal" officeooo:rsid="00a676bc" officeooo:paragraph-rsid="001854bd" style:font-style-asian="normal" style:font-style-complex="normal"/>
    </style:style>
    <style:style style:name="P54" style:family="paragraph" style:parent-style-name="Text_20_body">
      <style:paragraph-properties fo:text-align="justify" style:justify-single-word="false"/>
      <style:text-properties style:font-name="Arial" fo:font-style="normal" officeooo:rsid="00f1abb9" officeooo:paragraph-rsid="001854bd" style:font-style-asian="normal" style:font-style-complex="normal"/>
    </style:style>
    <style:style style:name="P55" style:family="paragraph" style:parent-style-name="Text_20_body">
      <style:paragraph-properties fo:text-align="justify" style:justify-single-word="false"/>
      <style:text-properties style:font-name="Arial" fo:font-style="normal" officeooo:rsid="00f20903" officeooo:paragraph-rsid="001854bd" style:font-style-asian="normal" style:font-style-complex="normal"/>
    </style:style>
    <style:style style:name="P56" style:family="paragraph" style:parent-style-name="Text_20_body">
      <style:paragraph-properties fo:text-align="justify" style:justify-single-word="false"/>
      <style:text-properties style:font-name="Arial" officeooo:rsid="000c8218" officeooo:paragraph-rsid="001854bd"/>
    </style:style>
    <style:style style:name="P57" style:family="paragraph" style:parent-style-name="Text_20_body">
      <style:paragraph-properties fo:text-align="justify" style:justify-single-word="false"/>
      <style:text-properties style:font-name="Arial" officeooo:rsid="004e166e" officeooo:paragraph-rsid="001854bd"/>
    </style:style>
    <style:style style:name="P58" style:family="paragraph" style:parent-style-name="Text_20_body">
      <style:paragraph-properties fo:text-align="justify" style:justify-single-word="false"/>
      <style:text-properties style:font-name="Arial" officeooo:rsid="002b9183" officeooo:paragraph-rsid="001854bd"/>
    </style:style>
    <style:style style:name="P59" style:family="paragraph" style:parent-style-name="Text_20_body">
      <style:paragraph-properties fo:text-align="justify" style:justify-single-word="false"/>
      <style:text-properties style:font-name="Arial" officeooo:rsid="000d3b1c" officeooo:paragraph-rsid="001854bd"/>
    </style:style>
    <style:style style:name="P60" style:family="paragraph" style:parent-style-name="Text_20_body">
      <style:paragraph-properties fo:text-align="justify" style:justify-single-word="false"/>
      <style:text-properties style:font-name="Arial" officeooo:rsid="00a8f0e9" officeooo:paragraph-rsid="001854bd"/>
    </style:style>
    <style:style style:name="P61" style:family="paragraph" style:parent-style-name="Text_20_body">
      <style:paragraph-properties fo:text-align="justify" style:justify-single-word="false"/>
      <style:text-properties style:font-name="Arial" officeooo:rsid="00a418f9" officeooo:paragraph-rsid="001854bd"/>
    </style:style>
    <style:style style:name="P62" style:family="paragraph" style:parent-style-name="Text_20_body">
      <style:paragraph-properties fo:text-align="justify" style:justify-single-word="false"/>
      <style:text-properties style:font-name="Arial" officeooo:rsid="00a4a053" officeooo:paragraph-rsid="001854bd"/>
    </style:style>
    <style:style style:name="P63" style:family="paragraph" style:parent-style-name="Text_20_body">
      <style:paragraph-properties fo:text-align="justify" style:justify-single-word="false"/>
      <style:text-properties style:font-name="Arial" fo:font-weight="bold" officeooo:rsid="00eb8256" officeooo:paragraph-rsid="001854bd" style:font-weight-asian="bold" style:font-weight-complex="bold"/>
    </style:style>
    <style:style style:name="P64" style:family="paragraph" style:parent-style-name="Text_20_body" style:list-style-name="L3">
      <style:paragraph-properties fo:text-align="justify" style:justify-single-word="false"/>
      <style:text-properties style:font-name="Arial" officeooo:rsid="00ac7f75" officeooo:paragraph-rsid="001854bd"/>
    </style:style>
    <style:style style:name="P65" style:family="paragraph" style:parent-style-name="Text_20_body">
      <style:paragraph-properties fo:text-align="justify" style:justify-single-word="false"/>
      <style:text-properties style:font-name="Arial" officeooo:rsid="00ac7f75" officeooo:paragraph-rsid="001854bd"/>
    </style:style>
    <style:style style:name="P66" style:family="paragraph" style:parent-style-name="Text_20_body">
      <style:paragraph-properties fo:text-align="justify" style:justify-single-word="false"/>
      <style:text-properties style:font-name="Arial" officeooo:rsid="00b7ffbc" officeooo:paragraph-rsid="001854bd"/>
    </style:style>
    <style:style style:name="P67" style:family="paragraph" style:parent-style-name="Text_20_body">
      <style:paragraph-properties fo:text-align="justify" style:justify-single-word="false"/>
      <style:text-properties style:font-name="Arial" officeooo:rsid="00b804fb" officeooo:paragraph-rsid="001854bd"/>
    </style:style>
    <style:style style:name="P68" style:family="paragraph" style:parent-style-name="Text_20_body">
      <style:paragraph-properties fo:text-align="justify" style:justify-single-word="false"/>
      <style:text-properties style:font-name="Arial" officeooo:rsid="00bc462e" officeooo:paragraph-rsid="001854bd"/>
    </style:style>
    <style:style style:name="P69" style:family="paragraph" style:parent-style-name="Text_20_body">
      <style:paragraph-properties fo:text-align="justify" style:justify-single-word="false"/>
      <style:text-properties style:font-name="Arial" officeooo:rsid="00c6116d" officeooo:paragraph-rsid="001854bd"/>
    </style:style>
    <style:style style:name="P70" style:family="paragraph" style:parent-style-name="Text_20_body">
      <style:paragraph-properties fo:text-align="justify" style:justify-single-word="false"/>
      <style:text-properties style:font-name="Arial" officeooo:rsid="00adf42c" officeooo:paragraph-rsid="001854bd"/>
    </style:style>
    <style:style style:name="P71" style:family="paragraph" style:parent-style-name="Text_20_body">
      <style:paragraph-properties fo:text-align="justify" style:justify-single-word="false"/>
      <style:text-properties style:font-name="Arial" officeooo:rsid="00f20903" officeooo:paragraph-rsid="001854bd"/>
    </style:style>
    <style:style style:name="P72" style:family="paragraph" style:parent-style-name="Text_20_body">
      <style:paragraph-properties fo:text-align="justify" style:justify-single-word="false"/>
      <style:text-properties style:font-name="Arial" officeooo:rsid="00163335" officeooo:paragraph-rsid="00196b82"/>
    </style:style>
    <style:style style:name="P73" style:family="paragraph" style:parent-style-name="Text_20_body">
      <style:paragraph-properties fo:text-align="justify" style:justify-single-word="false"/>
      <style:text-properties officeooo:paragraph-rsid="001854bd"/>
    </style:style>
    <style:style style:name="P74" style:family="paragraph" style:parent-style-name="Text_20_body">
      <style:paragraph-properties fo:text-align="justify" style:justify-single-word="false"/>
      <style:text-properties style:font-name="Arial1" officeooo:paragraph-rsid="00157dd0"/>
    </style:style>
    <style:style style:name="P75" style:family="paragraph" style:parent-style-name="Text_20_body">
      <style:paragraph-properties fo:text-align="justify" style:justify-single-word="false"/>
      <style:text-properties style:font-name="Arial1" officeooo:paragraph-rsid="0011e2f0"/>
    </style:style>
    <style:style style:name="P76" style:family="paragraph" style:parent-style-name="Text_20_body">
      <style:paragraph-properties fo:text-align="justify" style:justify-single-word="false"/>
      <style:text-properties style:font-name="Arial1" officeooo:paragraph-rsid="00163fbe"/>
    </style:style>
    <style:style style:name="P77" style:family="paragraph" style:parent-style-name="Text_20_body" style:list-style-name="L1">
      <style:paragraph-properties fo:text-align="justify" style:justify-single-word="false"/>
      <style:text-properties style:font-name="Arial1" officeooo:paragraph-rsid="00157dd0"/>
    </style:style>
    <style:style style:name="P78" style:family="paragraph" style:parent-style-name="Text_20_body" style:list-style-name="">
      <style:paragraph-properties fo:text-align="justify" style:justify-single-word="false"/>
      <style:text-properties style:font-name="Arial1" officeooo:rsid="001aa7f8" officeooo:paragraph-rsid="00157dd0"/>
    </style:style>
    <style:style style:name="P79" style:family="paragraph" style:parent-style-name="Text_20_body">
      <style:paragraph-properties fo:text-align="justify" style:justify-single-word="false"/>
      <style:text-properties style:font-name="Arial1" officeooo:rsid="002209a2" officeooo:paragraph-rsid="0011e2f0"/>
    </style:style>
    <style:style style:name="P80" style:family="paragraph" style:parent-style-name="Text_20_body">
      <style:paragraph-properties fo:text-align="justify" style:justify-single-word="false"/>
      <style:text-properties style:font-name="Arial1" officeooo:rsid="001629a6" officeooo:paragraph-rsid="0011e2f0"/>
    </style:style>
    <style:style style:name="P81" style:family="paragraph" style:parent-style-name="Text_20_body">
      <style:paragraph-properties fo:text-align="justify" style:justify-single-word="false"/>
      <style:text-properties style:font-name="Arial1" officeooo:rsid="00229fcd" officeooo:paragraph-rsid="0011e2f0"/>
    </style:style>
    <style:style style:name="P82" style:family="paragraph" style:parent-style-name="Text_20_body">
      <style:paragraph-properties fo:text-align="justify" style:justify-single-word="false"/>
      <style:text-properties style:font-name="Arial1" officeooo:rsid="001d4a1e" officeooo:paragraph-rsid="0011e2f0"/>
    </style:style>
    <style:style style:name="P83" style:family="paragraph" style:parent-style-name="Text_20_body">
      <style:paragraph-properties fo:text-align="justify" style:justify-single-word="false"/>
      <style:text-properties style:font-name="Arial1" officeooo:rsid="002b9183" officeooo:paragraph-rsid="0011e2f0"/>
    </style:style>
    <style:style style:name="P84" style:family="paragraph" style:parent-style-name="Text_20_body">
      <style:paragraph-properties fo:text-align="justify" style:justify-single-word="false"/>
      <style:text-properties style:font-name="Arial1" officeooo:rsid="0043f62c" officeooo:paragraph-rsid="0011e2f0"/>
    </style:style>
    <style:style style:name="P85" style:family="paragraph" style:parent-style-name="Text_20_body">
      <style:paragraph-properties fo:text-align="justify" style:justify-single-word="false"/>
      <style:text-properties style:font-name="Arial1" officeooo:rsid="003b23fd" officeooo:paragraph-rsid="0011e2f0"/>
    </style:style>
    <style:style style:name="P86" style:family="paragraph" style:parent-style-name="Text_20_body">
      <style:paragraph-properties fo:text-align="justify" style:justify-single-word="false"/>
      <style:text-properties style:font-name="Arial1" officeooo:rsid="003b23fd" officeooo:paragraph-rsid="0013f37c"/>
    </style:style>
    <style:style style:name="P87" style:family="paragraph" style:parent-style-name="Text_20_body">
      <style:paragraph-properties fo:text-align="justify" style:justify-single-word="false"/>
      <style:text-properties style:font-name="Arial1" officeooo:rsid="005dc71d" officeooo:paragraph-rsid="00157dd0"/>
    </style:style>
    <style:style style:name="P88" style:family="paragraph" style:parent-style-name="Text_20_body">
      <style:paragraph-properties fo:text-align="justify" style:justify-single-word="false"/>
      <style:text-properties style:font-name="Arial1" officeooo:rsid="005f9fc6" officeooo:paragraph-rsid="00157dd0"/>
    </style:style>
    <style:style style:name="P89" style:family="paragraph" style:parent-style-name="Text_20_body">
      <style:paragraph-properties fo:text-align="justify" style:justify-single-word="false"/>
      <style:text-properties style:font-name="Arial1" style:text-underline-style="solid" style:text-underline-width="auto" style:text-underline-color="font-color" officeooo:paragraph-rsid="00157dd0"/>
    </style:style>
    <style:style style:name="P90" style:family="paragraph" style:parent-style-name="Text_20_body">
      <style:paragraph-properties fo:text-align="justify" style:justify-single-word="false"/>
      <style:text-properties style:font-name="Arial1" officeooo:rsid="008cf592" officeooo:paragraph-rsid="00157dd0"/>
    </style:style>
    <style:style style:name="P91" style:family="paragraph" style:parent-style-name="Text_20_body">
      <style:paragraph-properties fo:text-align="justify" style:justify-single-word="false"/>
      <style:text-properties style:font-name="Arial1" officeooo:rsid="00c88720" officeooo:paragraph-rsid="00157dd0"/>
    </style:style>
    <style:style style:name="P92" style:family="paragraph" style:parent-style-name="Text_20_body">
      <style:paragraph-properties fo:text-align="justify" style:justify-single-word="false"/>
      <style:text-properties style:font-name="Arial1" officeooo:rsid="01626311" officeooo:paragraph-rsid="00157dd0"/>
    </style:style>
    <style:style style:name="P93" style:family="paragraph" style:parent-style-name="Text_20_body">
      <style:paragraph-properties fo:text-align="justify" style:justify-single-word="false"/>
      <style:text-properties style:font-name="Arial1" officeooo:rsid="008e549c" officeooo:paragraph-rsid="00157dd0"/>
    </style:style>
    <style:style style:name="P94" style:family="paragraph" style:parent-style-name="Text_20_body" style:list-style-name="L1">
      <style:paragraph-properties fo:text-align="justify" style:justify-single-word="false"/>
      <style:text-properties style:font-name="Arial1" officeooo:rsid="008fc76d" officeooo:paragraph-rsid="00157dd0"/>
    </style:style>
    <style:style style:name="P95" style:family="paragraph" style:parent-style-name="Text_20_body">
      <style:paragraph-properties fo:text-align="justify" style:justify-single-word="false"/>
      <style:text-properties style:font-name="Arial1" officeooo:rsid="0090fad3" officeooo:paragraph-rsid="00157dd0"/>
    </style:style>
    <style:style style:name="P96" style:family="paragraph" style:parent-style-name="Text_20_body">
      <style:paragraph-properties fo:text-align="justify" style:justify-single-word="false"/>
      <style:text-properties style:font-name="Arial1" fo:font-style="normal" officeooo:rsid="0091d04a" officeooo:paragraph-rsid="00157dd0" style:font-style-asian="normal" style:font-style-complex="normal"/>
    </style:style>
    <style:style style:name="P97" style:family="paragraph" style:parent-style-name="Text_20_body">
      <style:paragraph-properties fo:text-align="justify" style:justify-single-word="false"/>
      <style:text-properties style:font-name="Arial1" fo:font-style="normal" officeooo:rsid="00f54de0" officeooo:paragraph-rsid="001854bd" style:font-style-asian="normal" style:font-style-complex="normal"/>
    </style:style>
    <style:style style:name="P98" style:family="paragraph" style:parent-style-name="Text_20_body">
      <style:paragraph-properties fo:text-align="justify" style:justify-single-word="false"/>
      <style:text-properties style:font-name="Arial1" fo:font-style="normal" fo:font-weight="normal" officeooo:rsid="00f54de0" officeooo:paragraph-rsid="001854bd" style:font-style-asian="normal" style:font-weight-asian="normal" style:font-style-complex="normal" style:font-weight-complex="normal"/>
    </style:style>
    <style:style style:name="P99" style:family="paragraph" style:parent-style-name="Text_20_body">
      <style:paragraph-properties fo:text-align="justify" style:justify-single-word="false"/>
      <style:text-properties style:font-name="Arial1" officeooo:rsid="0091d04a" officeooo:paragraph-rsid="00157dd0"/>
    </style:style>
    <style:style style:name="P100" style:family="paragraph" style:parent-style-name="Text_20_body" style:list-style-name="">
      <style:paragraph-properties fo:text-align="justify" style:justify-single-word="false"/>
      <style:text-properties style:font-name="Arial1" fo:font-style="italic" officeooo:rsid="001aa7f8" officeooo:paragraph-rsid="00157dd0" style:font-style-asian="italic" style:font-style-complex="italic"/>
    </style:style>
    <style:style style:name="P101" style:family="paragraph" style:parent-style-name="Text_20_body">
      <style:paragraph-properties fo:text-align="justify" style:justify-single-word="false"/>
      <style:text-properties style:font-name="Arial1" officeooo:rsid="00f54de0" officeooo:paragraph-rsid="001854bd"/>
    </style:style>
    <style:style style:name="P102" style:family="paragraph" style:parent-style-name="Text_20_body">
      <style:text-properties style:font-name="Arial1" fo:font-size="12pt" officeooo:rsid="00163335" officeooo:paragraph-rsid="00196b82" style:font-size-asian="12pt" style:font-size-complex="12pt"/>
    </style:style>
    <style:style style:name="P103" style:family="paragraph" style:parent-style-name="Text_20_body">
      <style:text-properties style:font-name="Arial1" fo:font-size="12pt" officeooo:rsid="00196b82" officeooo:paragraph-rsid="00196b82" style:font-size-asian="12pt" style:font-size-complex="12pt"/>
    </style:style>
    <style:style style:name="P104" style:family="paragraph" style:parent-style-name="Text_20_body" style:list-style-name="L21">
      <style:paragraph-properties fo:text-align="justify" style:justify-single-word="false"/>
      <style:text-properties fo:font-variant="normal" fo:text-transform="none" fo:color="#000000" loext:opacity="100%" style:font-name="Arial" fo:font-size="12pt" fo:letter-spacing="normal" fo:font-weight="normal" officeooo:paragraph-rsid="001854bd" style:font-size-asian="12pt" style:font-size-complex="12pt"/>
    </style:style>
    <style:style style:name="P105" style:family="paragraph" style:parent-style-name="Text_20_body" style:list-style-name="L22">
      <style:paragraph-properties fo:text-align="justify" style:justify-single-word="false"/>
      <style:text-properties fo:font-variant="normal" fo:text-transform="none" fo:color="#000000" loext:opacity="100%" style:font-name="Arial" fo:font-size="12pt" fo:letter-spacing="normal" fo:font-style="normal" fo:font-weight="normal" officeooo:paragraph-rsid="001854bd" style:font-size-asian="12pt" style:font-size-complex="12pt"/>
    </style:style>
    <style:style style:name="P106" style:family="paragraph" style:parent-style-name="Text_20_body" style:list-style-name="L23">
      <style:paragraph-properties fo:text-align="justify" style:justify-single-word="false"/>
      <style:text-properties fo:font-variant="normal" fo:text-transform="none" fo:color="#000000" loext:opacity="100%" style:font-name="Arial" fo:font-size="12pt" fo:letter-spacing="normal" fo:font-style="normal" fo:font-weight="normal" officeooo:paragraph-rsid="001854bd" style:font-size-asian="12pt" style:font-size-complex="12pt"/>
    </style:style>
    <style:style style:name="P107" style:family="paragraph" style:parent-style-name="Text_20_body">
      <style:text-properties officeooo:rsid="00163335" officeooo:paragraph-rsid="00196b82"/>
    </style:style>
    <style:style style:name="P108" style:family="paragraph" style:parent-style-name="Text_20_body">
      <style:text-properties officeooo:paragraph-rsid="00196b82"/>
    </style:style>
    <style:style style:name="P109"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1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Arial" fo:font-size="8pt" fo:letter-spacing="normal" fo:font-style="normal" fo:font-weight="normal" style:font-size-asian="8pt" style:font-size-complex="8pt"/>
    </style:style>
    <style:style style:name="T1" style:family="text">
      <style:text-properties fo:font-style="normal" style:font-style-asian="normal" style:font-style-complex="normal"/>
    </style:style>
    <style:style style:name="T2" style:family="text">
      <style:text-properties fo:font-style="normal" officeooo:rsid="003f6bfa" style:font-style-asian="normal" style:font-style-complex="normal"/>
    </style:style>
    <style:style style:name="T3" style:family="text">
      <style:text-properties fo:font-style="normal" officeooo:rsid="00801f51" style:font-style-asian="normal" style:font-style-complex="normal"/>
    </style:style>
    <style:style style:name="T4" style:family="text">
      <style:text-properties fo:font-style="normal" officeooo:rsid="0174fad4" style:font-style-asian="normal" style:font-style-complex="normal"/>
    </style:style>
    <style:style style:name="T5" style:family="text">
      <style:text-properties fo:font-style="normal" officeooo:rsid="0177bb61" style:font-style-asian="normal" style:font-style-complex="normal"/>
    </style:style>
    <style:style style:name="T6" style:family="text">
      <style:text-properties fo:font-style="normal" officeooo:rsid="0176b610" style:font-style-asian="normal" style:font-style-complex="normal"/>
    </style:style>
    <style:style style:name="T7" style:family="text">
      <style:text-properties fo:font-style="normal" officeooo:rsid="0177482f" style:font-style-asian="normal" style:font-style-complex="normal"/>
    </style:style>
    <style:style style:name="T8" style:family="text">
      <style:text-properties fo:font-style="normal" officeooo:rsid="00229fcd" style:font-style-asian="normal" style:font-style-complex="normal"/>
    </style:style>
    <style:style style:name="T9" style:family="text">
      <style:text-properties fo:font-style="normal" officeooo:rsid="015caac9" style:font-style-asian="normal" style:font-style-complex="normal"/>
    </style:style>
    <style:style style:name="T10" style:family="text">
      <style:text-properties fo:font-style="normal" officeooo:rsid="00246741" style:font-style-asian="normal" style:font-style-complex="normal"/>
    </style:style>
    <style:style style:name="T11" style:family="text">
      <style:text-properties fo:font-style="normal" officeooo:rsid="004b23c8" style:font-style-asian="normal" style:font-style-complex="normal"/>
    </style:style>
    <style:style style:name="T12" style:family="text">
      <style:text-properties fo:font-style="normal" officeooo:rsid="007f9a4a" style:font-style-asian="normal" style:font-style-complex="normal"/>
    </style:style>
    <style:style style:name="T13" style:family="text">
      <style:text-properties fo:font-style="normal" officeooo:rsid="0049791d" style:font-style-asian="normal" style:font-style-complex="normal"/>
    </style:style>
    <style:style style:name="T14" style:family="text">
      <style:text-properties fo:font-style="normal" officeooo:rsid="004ba880" style:font-style-asian="normal" style:font-style-complex="normal"/>
    </style:style>
    <style:style style:name="T15" style:family="text">
      <style:text-properties fo:font-style="normal" officeooo:rsid="0080a2e5" style:font-style-asian="normal" style:font-style-complex="normal"/>
    </style:style>
    <style:style style:name="T16" style:family="text">
      <style:text-properties fo:font-style="normal" officeooo:rsid="0163f97f" style:font-style-asian="normal" style:font-style-complex="normal"/>
    </style:style>
    <style:style style:name="T17" style:family="text">
      <style:text-properties fo:font-style="normal" officeooo:rsid="009318a3" style:font-style-asian="normal" style:font-style-complex="normal"/>
    </style:style>
    <style:style style:name="T18" style:family="text">
      <style:text-properties fo:font-style="normal" officeooo:rsid="00957d79" style:font-style-asian="normal" style:font-style-complex="normal"/>
    </style:style>
    <style:style style:name="T19" style:family="text">
      <style:text-properties fo:font-style="normal" officeooo:rsid="00d2c4d0" style:font-style-asian="normal" style:font-style-complex="normal"/>
    </style:style>
    <style:style style:name="T20" style:family="text">
      <style:text-properties fo:font-style="normal" officeooo:rsid="0094a29a" style:font-style-asian="normal" style:font-style-complex="normal"/>
    </style:style>
    <style:style style:name="T21" style:family="text">
      <style:text-properties fo:font-style="normal" officeooo:rsid="0088704d" style:font-style-asian="normal" style:font-style-complex="normal"/>
    </style:style>
    <style:style style:name="T22" style:family="text">
      <style:text-properties fo:font-style="normal" officeooo:rsid="008a3c37" style:font-style-asian="normal" style:font-style-complex="normal"/>
    </style:style>
    <style:style style:name="T23" style:family="text">
      <style:text-properties fo:font-style="normal" officeooo:rsid="00607c70" style:font-style-asian="normal" style:font-style-complex="normal"/>
    </style:style>
    <style:style style:name="T24" style:family="text">
      <style:text-properties fo:font-style="normal" officeooo:rsid="0062273c" style:font-style-asian="normal" style:font-style-complex="normal"/>
    </style:style>
    <style:style style:name="T25" style:family="text">
      <style:text-properties fo:font-style="normal" officeooo:rsid="00636efc" style:font-style-asian="normal" style:font-style-complex="normal"/>
    </style:style>
    <style:style style:name="T26" style:family="text">
      <style:text-properties fo:font-style="normal" officeooo:rsid="00d117de" style:font-style-asian="normal" style:font-style-complex="normal"/>
    </style:style>
    <style:style style:name="T27" style:family="text">
      <style:text-properties fo:font-style="normal" officeooo:rsid="00f6b7f1" style:font-style-asian="normal" style:font-style-complex="normal"/>
    </style:style>
    <style:style style:name="T28" style:family="text">
      <style:text-properties fo:font-style="normal" officeooo:rsid="00163fbe" style:font-style-asian="normal" style:font-style-complex="normal"/>
    </style:style>
    <style:style style:name="T29" style:family="text">
      <style:text-properties fo:font-style="normal" officeooo:rsid="002203b6" style:font-style-asian="normal" style:font-style-complex="normal"/>
    </style:style>
    <style:style style:name="T30" style:family="text">
      <style:text-properties fo:font-style="normal" officeooo:rsid="00222856" style:font-style-asian="normal" style:font-style-complex="normal"/>
    </style:style>
    <style:style style:name="T31" style:family="text">
      <style:text-properties fo:font-style="normal" officeooo:rsid="01187945" style:font-style-asian="normal" style:font-style-complex="normal"/>
    </style:style>
    <style:style style:name="T32" style:family="text">
      <style:text-properties fo:font-style="normal" officeooo:rsid="000d3b1c" style:font-style-asian="normal" style:font-style-complex="normal"/>
    </style:style>
    <style:style style:name="T33" style:family="text">
      <style:text-properties fo:font-style="normal" officeooo:rsid="00381304" style:font-style-asian="normal" style:font-style-complex="normal"/>
    </style:style>
    <style:style style:name="T34" style:family="text">
      <style:text-properties fo:font-style="normal" officeooo:rsid="004dfb77" style:font-style-asian="normal" style:font-style-complex="normal"/>
    </style:style>
    <style:style style:name="T35" style:family="text">
      <style:text-properties fo:font-style="normal" officeooo:rsid="00e56359" style:font-style-asian="normal" style:font-style-complex="normal"/>
    </style:style>
    <style:style style:name="T36" style:family="text">
      <style:text-properties fo:font-style="normal" officeooo:rsid="006ead04" style:font-style-asian="normal" style:font-style-complex="normal"/>
    </style:style>
    <style:style style:name="T37" style:family="text">
      <style:text-properties fo:font-style="normal" officeooo:rsid="00a29860" style:font-style-asian="normal" style:font-style-complex="normal"/>
    </style:style>
    <style:style style:name="T38" style:family="text">
      <style:text-properties fo:font-style="normal" officeooo:rsid="00a676bc" style:font-style-asian="normal" style:font-style-complex="normal"/>
    </style:style>
    <style:style style:name="T39" style:family="text">
      <style:text-properties fo:font-style="normal" officeooo:rsid="00e80c98" style:font-style-asian="normal" style:font-style-complex="normal"/>
    </style:style>
    <style:style style:name="T40" style:family="text">
      <style:text-properties fo:font-style="normal" officeooo:rsid="0050de93" style:font-style-asian="normal" style:font-style-complex="normal"/>
    </style:style>
    <style:style style:name="T41" style:family="text">
      <style:text-properties fo:font-style="normal" officeooo:rsid="00bfbd30" style:font-style-asian="normal" style:font-style-complex="normal"/>
    </style:style>
    <style:style style:name="T42" style:family="text">
      <style:text-properties fo:font-style="normal" officeooo:rsid="00c3b782" style:font-style-asian="normal" style:font-style-complex="normal"/>
    </style:style>
    <style:style style:name="T43" style:family="text">
      <style:text-properties fo:font-style="normal" officeooo:rsid="01161db8" style:font-style-asian="normal" style:font-style-complex="normal"/>
    </style:style>
    <style:style style:name="T44" style:family="text">
      <style:text-properties fo:font-style="normal" officeooo:rsid="00eb8256" style:font-style-asian="normal" style:font-style-complex="normal"/>
    </style:style>
    <style:style style:name="T45" style:family="text">
      <style:text-properties fo:font-style="normal" officeooo:rsid="00c6116d" style:font-style-asian="normal" style:font-style-complex="normal"/>
    </style:style>
    <style:style style:name="T46" style:family="text">
      <style:text-properties fo:font-style="normal" officeooo:rsid="00ec33a6" style:font-style-asian="normal" style:font-style-complex="normal"/>
    </style:style>
    <style:style style:name="T47" style:family="text">
      <style:text-properties fo:font-style="normal" officeooo:rsid="001854bd" style:font-style-asian="normal" style:font-style-complex="normal"/>
    </style:style>
    <style:style style:name="T48" style:family="text">
      <style:text-properties fo:font-style="normal" fo:font-weight="bold" officeooo:rsid="0085c322" style:font-style-asian="normal" style:font-weight-asian="bold" style:font-style-complex="normal" style:font-weight-complex="bold"/>
    </style:style>
    <style:style style:name="T49" style:family="text">
      <style:text-properties fo:font-style="normal" fo:font-weight="bold" officeooo:rsid="00a676bc" style:font-style-asian="normal" style:font-weight-asian="bold" style:font-style-complex="normal" style:font-weight-complex="bold"/>
    </style:style>
    <style:style style:name="T50" style:family="text">
      <style:text-properties fo:font-style="normal" fo:font-weight="bold" officeooo:rsid="00afc692" style:font-style-asian="normal" style:font-weight-asian="bold" style:font-style-complex="normal" style:font-weight-complex="bold"/>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officeooo:rsid="0066d6e6"/>
    </style:style>
    <style:style style:name="T53" style:family="text">
      <style:text-properties officeooo:rsid="00cad02f"/>
    </style:style>
    <style:style style:name="T54" style:family="text">
      <style:text-properties officeooo:rsid="00229fcd"/>
    </style:style>
    <style:style style:name="T55" style:family="text">
      <style:text-properties style:font-name="Arial"/>
    </style:style>
    <style:style style:name="T56" style:family="text">
      <style:text-properties style:font-name="Arial" officeooo:rsid="00229fcd"/>
    </style:style>
    <style:style style:name="T57" style:family="text">
      <style:text-properties style:font-name="Arial" officeooo:rsid="0178dcce"/>
    </style:style>
    <style:style style:name="T58" style:family="text">
      <style:text-properties style:font-name="Arial" officeooo:rsid="0184babd"/>
    </style:style>
    <style:style style:name="T59" style:family="text">
      <style:text-properties style:font-name="Arial" officeooo:rsid="0036c398"/>
    </style:style>
    <style:style style:name="T60" style:family="text">
      <style:text-properties style:font-name="Arial" officeooo:rsid="01710f60"/>
    </style:style>
    <style:style style:name="T61" style:family="text">
      <style:text-properties style:font-name="Arial" officeooo:rsid="001629a6"/>
    </style:style>
    <style:style style:name="T62" style:family="text">
      <style:text-properties style:font-name="Arial" officeooo:rsid="001280a5"/>
    </style:style>
    <style:style style:name="T63" style:family="text">
      <style:text-properties style:font-name="Arial" officeooo:rsid="01794f80"/>
    </style:style>
    <style:style style:name="T64" style:family="text">
      <style:text-properties style:font-name="Arial" officeooo:rsid="002209a2"/>
    </style:style>
    <style:style style:name="T65" style:family="text">
      <style:text-properties style:font-name="Arial" officeooo:rsid="01734be0"/>
    </style:style>
    <style:style style:name="T66" style:family="text">
      <style:text-properties style:font-name="Arial" fo:font-style="italic" officeooo:rsid="01734be0" style:font-style-asian="italic" style:font-style-complex="italic"/>
    </style:style>
    <style:style style:name="T67" style:family="text">
      <style:text-properties style:font-name="Arial" fo:font-style="italic" officeooo:rsid="0026749d" style:font-style-asian="italic" style:font-style-complex="italic"/>
    </style:style>
    <style:style style:name="T68" style:family="text">
      <style:text-properties style:font-name="Arial" officeooo:rsid="0177482f"/>
    </style:style>
    <style:style style:name="T69" style:family="text">
      <style:text-properties style:font-name="Arial" officeooo:rsid="0012d272"/>
    </style:style>
    <style:style style:name="T70" style:family="text">
      <style:text-properties style:font-name="Arial" officeooo:rsid="001c4d0e"/>
    </style:style>
    <style:style style:name="T71" style:family="text">
      <style:text-properties style:font-name="Arial" officeooo:rsid="0012de5f"/>
    </style:style>
    <style:style style:name="T72" style:family="text">
      <style:text-properties style:font-name="Arial" officeooo:rsid="002cfc36"/>
    </style:style>
    <style:style style:name="T73" style:family="text">
      <style:text-properties style:font-name="Arial" officeooo:rsid="018185fd"/>
    </style:style>
    <style:style style:name="T74" style:family="text">
      <style:text-properties style:font-name="Arial" officeooo:rsid="002376e2"/>
    </style:style>
    <style:style style:name="T75" style:family="text">
      <style:text-properties style:font-name="Arial" officeooo:rsid="00247c5b"/>
    </style:style>
    <style:style style:name="T76" style:family="text">
      <style:text-properties style:font-name="Arial" officeooo:rsid="00222856"/>
    </style:style>
    <style:style style:name="T77" style:family="text">
      <style:text-properties style:font-name="Arial" fo:font-weight="bold" officeooo:rsid="002376e2" style:font-weight-asian="bold" style:font-weight-complex="bold"/>
    </style:style>
    <style:style style:name="T78" style:family="text">
      <style:text-properties style:font-name="Arial" officeooo:rsid="0066d6e6"/>
    </style:style>
    <style:style style:name="T79" style:family="text">
      <style:text-properties style:font-name="Arial" officeooo:rsid="00397b05"/>
    </style:style>
    <style:style style:name="T80" style:family="text">
      <style:text-properties style:font-name="Arial" officeooo:rsid="005f9fc6"/>
    </style:style>
    <style:style style:name="T81" style:family="text">
      <style:text-properties style:font-name="Arial" officeooo:rsid="00212dbe"/>
    </style:style>
    <style:style style:name="T82" style:family="text">
      <style:text-properties style:font-name="Arial" fo:font-style="normal" style:font-style-asian="normal" style:font-style-complex="normal"/>
    </style:style>
    <style:style style:name="T83" style:family="text">
      <style:text-properties style:font-name="Arial" fo:font-style="normal" officeooo:rsid="008a3c37" style:font-style-asian="normal" style:font-style-complex="normal"/>
    </style:style>
    <style:style style:name="T84" style:family="text">
      <style:text-properties style:font-name="Arial" fo:font-style="normal" officeooo:rsid="002203b6" style:font-style-asian="normal" style:font-style-complex="normal"/>
    </style:style>
    <style:style style:name="T85" style:family="text">
      <style:text-properties style:font-name="Arial" fo:font-style="normal" officeooo:rsid="00636efc" style:font-style-asian="normal" style:font-style-complex="normal"/>
    </style:style>
    <style:style style:name="T86" style:family="text">
      <style:text-properties style:font-name="Arial" fo:font-style="normal" officeooo:rsid="00163fbe" style:font-style-asian="normal" style:font-style-complex="normal"/>
    </style:style>
    <style:style style:name="T87" style:family="text">
      <style:text-properties style:font-name="Arial" fo:font-style="normal" officeooo:rsid="00b131cb" style:font-style-asian="normal" style:font-style-complex="normal"/>
    </style:style>
    <style:style style:name="T88" style:family="text">
      <style:text-properties style:font-name="Arial" fo:font-style="normal" officeooo:rsid="000d3b1c" style:font-style-asian="normal" style:font-style-complex="normal"/>
    </style:style>
    <style:style style:name="T89" style:family="text">
      <style:text-properties style:font-name="Arial" fo:font-style="normal" officeooo:rsid="00381304" style:font-style-asian="normal" style:font-style-complex="normal"/>
    </style:style>
    <style:style style:name="T90" style:family="text">
      <style:text-properties style:font-name="Arial" fo:font-style="normal" officeooo:rsid="004dfb77" style:font-style-asian="normal" style:font-style-complex="normal"/>
    </style:style>
    <style:style style:name="T91" style:family="text">
      <style:text-properties style:font-name="Arial" fo:font-style="normal" officeooo:rsid="00e56359" style:font-style-asian="normal" style:font-style-complex="normal"/>
    </style:style>
    <style:style style:name="T92" style:family="text">
      <style:text-properties style:font-name="Arial" officeooo:rsid="008e549c"/>
    </style:style>
    <style:style style:name="T93" style:family="text">
      <style:text-properties style:font-name="Arial" officeooo:rsid="0090f585"/>
    </style:style>
    <style:style style:name="T94" style:family="text">
      <style:text-properties style:font-name="Arial" officeooo:rsid="0026749d"/>
    </style:style>
    <style:style style:name="T95" style:family="text">
      <style:text-properties style:font-name="Arial" officeooo:rsid="00d2c4d0"/>
    </style:style>
    <style:style style:name="T96" style:family="text">
      <style:text-properties style:font-name="Arial" officeooo:rsid="000c8218"/>
    </style:style>
    <style:style style:name="T97" style:family="text">
      <style:text-properties style:font-name="Arial" officeooo:rsid="004dfb77"/>
    </style:style>
    <style:style style:name="T98" style:family="text">
      <style:text-properties style:font-name="Arial" officeooo:rsid="001854bd"/>
    </style:style>
    <style:style style:name="T99" style:family="text">
      <style:text-properties style:font-name="Arial" officeooo:rsid="000d3b1c"/>
    </style:style>
    <style:style style:name="T100" style:family="text">
      <style:text-properties fo:font-size="10pt" officeooo:rsid="018750b9" style:font-size-asian="10pt" style:font-size-complex="10pt"/>
    </style:style>
    <style:style style:name="T101" style:family="text">
      <style:text-properties fo:font-size="10pt" officeooo:rsid="0015ac0d" style:font-size-asian="10pt" style:font-size-complex="10pt"/>
    </style:style>
    <style:style style:name="T102" style:family="text">
      <style:text-properties fo:font-size="10pt" officeooo:rsid="00163fbe" style:font-size-asian="10pt" style:font-size-complex="10pt"/>
    </style:style>
    <style:style style:name="T103" style:family="text">
      <style:text-properties officeooo:rsid="018750b9"/>
    </style:style>
    <style:style style:name="T104" style:family="text">
      <style:text-properties officeooo:rsid="0171287c"/>
    </style:style>
    <style:style style:name="T105" style:family="text">
      <style:text-properties fo:font-style="italic"/>
    </style:style>
    <style:style style:name="T106" style:family="text">
      <style:text-properties fo:font-style="italic" style:font-style-asian="italic" style:font-style-complex="italic"/>
    </style:style>
    <style:style style:name="T107" style:family="text">
      <style:text-properties fo:font-style="italic" officeooo:rsid="0171287c" style:font-style-asian="italic" style:font-style-complex="italic"/>
    </style:style>
    <style:style style:name="T108" style:family="text">
      <style:text-properties fo:font-style="italic" officeooo:rsid="01734be0" style:font-style-asian="italic" style:font-style-complex="italic"/>
    </style:style>
    <style:style style:name="T109" style:family="text">
      <style:text-properties fo:font-style="italic" officeooo:rsid="0177bb61" style:font-style-asian="italic" style:font-style-complex="italic"/>
    </style:style>
    <style:style style:name="T110" style:family="text">
      <style:text-properties fo:font-style="italic" officeooo:rsid="0176b610" style:font-style-asian="italic" style:font-style-complex="italic"/>
    </style:style>
    <style:style style:name="T111" style:family="text">
      <style:text-properties fo:font-style="italic" officeooo:rsid="00229fcd" style:font-style-asian="italic" style:font-style-complex="italic"/>
    </style:style>
    <style:style style:name="T112" style:family="text">
      <style:text-properties fo:font-style="italic" officeooo:rsid="003657c5" style:font-style-asian="italic" style:font-style-complex="italic"/>
    </style:style>
    <style:style style:name="T113" style:family="text">
      <style:text-properties fo:font-style="italic" officeooo:rsid="001629a6" style:font-style-asian="italic" style:font-style-complex="italic"/>
    </style:style>
    <style:style style:name="T114" style:family="text">
      <style:text-properties fo:font-style="italic" officeooo:rsid="007f9a4a" style:font-style-asian="italic" style:font-style-complex="italic"/>
    </style:style>
    <style:style style:name="T115" style:family="text">
      <style:text-properties fo:font-style="italic" officeooo:rsid="0045a01f" style:font-style-asian="italic" style:font-style-complex="italic"/>
    </style:style>
    <style:style style:name="T116" style:family="text">
      <style:text-properties fo:font-style="italic" officeooo:rsid="0049791d" style:font-style-asian="italic" style:font-style-complex="italic"/>
    </style:style>
    <style:style style:name="T117" style:family="text">
      <style:text-properties fo:font-style="italic" officeooo:rsid="0088704d" style:font-style-asian="italic" style:font-style-complex="italic"/>
    </style:style>
    <style:style style:name="T118" style:family="text">
      <style:text-properties fo:font-style="italic" officeooo:rsid="00607c70" style:font-style-asian="italic" style:font-style-complex="italic"/>
    </style:style>
    <style:style style:name="T119" style:family="text">
      <style:text-properties fo:font-style="italic" officeooo:rsid="0026749d" style:font-style-asian="italic" style:font-style-complex="italic"/>
    </style:style>
    <style:style style:name="T120" style:family="text">
      <style:text-properties fo:font-style="italic" officeooo:rsid="000d3b1c" style:font-style-asian="italic" style:font-style-complex="italic"/>
    </style:style>
    <style:style style:name="T121" style:family="text">
      <style:text-properties fo:font-style="italic" officeooo:rsid="00a29860" style:font-style-asian="italic" style:font-style-complex="italic"/>
    </style:style>
    <style:style style:name="T122" style:family="text">
      <style:text-properties fo:font-style="italic" officeooo:rsid="00a676bc" style:font-style-asian="italic" style:font-style-complex="italic"/>
    </style:style>
    <style:style style:name="T123" style:family="text">
      <style:text-properties fo:font-style="italic" officeooo:rsid="0050de93" style:font-style-asian="italic" style:font-style-complex="italic"/>
    </style:style>
    <style:style style:name="T124" style:family="text">
      <style:text-properties fo:font-style="italic" officeooo:rsid="00bfbd30" style:font-style-asian="italic" style:font-style-complex="italic"/>
    </style:style>
    <style:style style:name="T125" style:family="text">
      <style:text-properties fo:font-style="italic" officeooo:rsid="00c6116d" style:font-style-asian="italic" style:font-style-complex="italic"/>
    </style:style>
    <style:style style:name="T126" style:family="text">
      <style:text-properties fo:font-style="italic" officeooo:rsid="01710f60" style:font-style-asian="italic" style:font-style-complex="italic"/>
    </style:style>
    <style:style style:name="T127" style:family="text">
      <style:text-properties fo:font-style="italic" fo:font-weight="normal" style:font-style-asian="italic" style:font-weight-asian="normal" style:font-style-complex="italic" style:font-weight-complex="normal"/>
    </style:style>
    <style:style style:name="T128" style:family="text">
      <style:text-properties fo:font-style="italic" fo:font-weight="normal" officeooo:rsid="00f25a18" style:font-style-asian="italic" style:font-weight-asian="normal" style:font-style-complex="italic" style:font-weight-complex="normal"/>
    </style:style>
    <style:style style:name="T129" style:family="text">
      <style:text-properties fo:font-style="italic" fo:font-weight="normal" officeooo:rsid="00f4299e" style:font-style-asian="italic" style:font-weight-asian="normal" style:font-style-complex="italic" style:font-weight-complex="normal"/>
    </style:style>
    <style:style style:name="T130" style:family="text">
      <style:text-properties officeooo:rsid="01794f80"/>
    </style:style>
    <style:style style:name="T131" style:family="text">
      <style:text-properties officeooo:rsid="01734be0"/>
    </style:style>
    <style:style style:name="T132" style:family="text">
      <style:text-properties officeooo:rsid="0177482f"/>
    </style:style>
    <style:style style:name="T133" style:family="text">
      <style:text-properties officeooo:rsid="00246741"/>
    </style:style>
    <style:style style:name="T134" style:family="text">
      <style:text-properties officeooo:rsid="003657c5"/>
    </style:style>
    <style:style style:name="T135" style:family="text">
      <style:text-properties officeooo:rsid="0187efc4"/>
    </style:style>
    <style:style style:name="T136" style:family="text">
      <style:text-properties officeooo:rsid="007d1cdf"/>
    </style:style>
    <style:style style:name="T137" style:family="text">
      <style:text-properties officeooo:rsid="0080a2e5"/>
    </style:style>
    <style:style style:name="T138" style:family="text">
      <style:text-properties officeooo:rsid="0036c398"/>
    </style:style>
    <style:style style:name="T139" style:family="text">
      <style:text-properties officeooo:rsid="002cfc36"/>
    </style:style>
    <style:style style:name="T140" style:family="text">
      <style:text-properties officeooo:rsid="001c4d0e"/>
    </style:style>
    <style:style style:name="T141" style:family="text">
      <style:text-properties officeooo:rsid="001e5fd7"/>
    </style:style>
    <style:style style:name="T142" style:family="text">
      <style:text-properties officeooo:rsid="001ed78c"/>
    </style:style>
    <style:style style:name="T143" style:family="text">
      <style:text-properties officeooo:rsid="018a1799"/>
    </style:style>
    <style:style style:name="T144" style:family="text">
      <style:text-properties officeooo:rsid="003131b2"/>
    </style:style>
    <style:style style:name="T145" style:family="text">
      <style:text-properties officeooo:rsid="018185fd"/>
    </style:style>
    <style:style style:name="T146" style:family="text">
      <style:text-properties officeooo:rsid="001629a6"/>
    </style:style>
    <style:style style:name="T147" style:family="text">
      <style:text-properties officeooo:rsid="007f9a4a"/>
    </style:style>
    <style:style style:name="T148" style:family="text">
      <style:text-properties officeooo:rsid="0043f62c"/>
    </style:style>
    <style:style style:name="T149" style:family="text">
      <style:text-properties officeooo:rsid="004ba880"/>
    </style:style>
    <style:style style:name="T150" style:family="text">
      <style:text-properties officeooo:rsid="0045a01f"/>
    </style:style>
    <style:style style:name="T151" style:family="text">
      <style:text-properties officeooo:rsid="0049791d"/>
    </style:style>
    <style:style style:name="T152" style:family="text">
      <style:text-properties officeooo:rsid="003fe482"/>
    </style:style>
    <style:style style:name="T153" style:family="text">
      <style:text-properties officeooo:rsid="003d93e0"/>
    </style:style>
    <style:style style:name="T154" style:family="text">
      <style:text-properties officeooo:rsid="0040f7f6"/>
    </style:style>
    <style:style style:name="T155" style:family="text">
      <style:text-properties officeooo:rsid="001280a5"/>
    </style:style>
    <style:style style:name="T156" style:family="text">
      <style:text-properties officeooo:rsid="0012d272"/>
    </style:style>
    <style:style style:name="T157" style:family="text">
      <style:text-properties officeooo:rsid="0012de5f"/>
    </style:style>
    <style:style style:name="T158" style:family="text">
      <style:text-properties officeooo:rsid="002376e2"/>
    </style:style>
    <style:style style:name="T159" style:family="text">
      <style:text-properties officeooo:rsid="00247c5b"/>
    </style:style>
    <style:style style:name="T160" style:family="text">
      <style:text-properties officeooo:rsid="0026749d"/>
    </style:style>
    <style:style style:name="T161" style:family="text">
      <style:text-properties style:font-name="Liberation Sans" fo:font-size="16.1000003814697pt" fo:font-weight="bold" officeooo:rsid="0026749d" style:font-name-asian="Noto Sans" style:font-size-asian="16.1000003814697pt" style:font-weight-asian="bold" style:font-name-complex="Ek Mukta" style:font-size-complex="16.1000003814697pt" style:font-weight-complex="bold"/>
    </style:style>
    <style:style style:name="T162" style:family="text">
      <style:text-properties officeooo:rsid="00cb1dec"/>
    </style:style>
    <style:style style:name="T163" style:family="text">
      <style:text-properties officeooo:rsid="0088704d"/>
    </style:style>
    <style:style style:name="T164" style:family="text">
      <style:text-properties style:font-name="Arial1"/>
    </style:style>
    <style:style style:name="T165" style:family="text">
      <style:text-properties style:font-name="Arial1" fo:font-style="normal" officeooo:rsid="002203b6" style:font-style-asian="normal" style:font-style-complex="normal"/>
    </style:style>
    <style:style style:name="T166" style:family="text">
      <style:text-properties style:font-name="Arial1" officeooo:rsid="002203b6"/>
    </style:style>
    <style:style style:name="T167" style:family="text">
      <style:text-properties style:font-name="Arial1" officeooo:rsid="005f9fc6"/>
    </style:style>
    <style:style style:name="T168" style:family="text">
      <style:text-properties style:font-name="Arial1" fo:font-size="12pt" fo:font-weight="normal" officeooo:rsid="0015ac0d" style:font-name-asian="Noto Sans" style:font-size-asian="12pt" style:font-weight-asian="normal" style:font-name-complex="Ek Mukta" style:font-size-complex="12pt" style:font-weight-complex="normal"/>
    </style:style>
    <style:style style:name="T169" style:family="text">
      <style:text-properties style:font-name="Arial1" fo:font-size="12pt" fo:font-weight="normal" officeooo:rsid="0015d4b1" style:font-name-asian="Noto Sans" style:font-size-asian="12pt" style:font-weight-asian="normal" style:font-name-complex="Ek Mukta" style:font-size-complex="12pt" style:font-weight-complex="normal"/>
    </style:style>
    <style:style style:name="T170" style:family="text">
      <style:text-properties style:font-name="Arial1" fo:font-size="12pt" fo:font-weight="normal" officeooo:rsid="00163fbe" style:font-name-asian="Noto Sans" style:font-size-asian="12pt" style:font-weight-asian="normal" style:font-name-complex="Ek Mukta" style:font-size-complex="12pt" style:font-weight-complex="normal"/>
    </style:style>
    <style:style style:name="T171" style:family="text">
      <style:text-properties style:font-name="Arial1" fo:font-size="12pt" style:font-size-asian="12pt" style:font-size-complex="12pt"/>
    </style:style>
    <style:style style:name="T172" style:family="text">
      <style:text-properties style:font-name="Arial1" fo:font-size="12pt" officeooo:rsid="018750b9" style:font-size-asian="12pt" style:font-size-complex="12pt"/>
    </style:style>
    <style:style style:name="T173" style:family="text">
      <style:text-properties style:font-name="Arial1" fo:font-size="12pt" officeooo:rsid="003657c5" style:font-size-asian="12pt" style:font-size-complex="12pt"/>
    </style:style>
    <style:style style:name="T174" style:family="text">
      <style:text-properties style:font-name="Arial1" fo:font-size="12pt" officeooo:rsid="0187efc4" style:font-size-asian="12pt" style:font-size-complex="12pt"/>
    </style:style>
    <style:style style:name="T175" style:family="text">
      <style:text-properties style:font-name="Arial1" fo:font-size="12pt" officeooo:rsid="0188f91b" style:font-size-asian="12pt" style:font-size-complex="12pt"/>
    </style:style>
    <style:style style:name="T176" style:family="text">
      <style:text-properties style:font-name="Arial1" fo:font-weight="normal" officeooo:rsid="00f4cc1e" style:font-weight-asian="normal" style:font-weight-complex="normal"/>
    </style:style>
    <style:style style:name="T177" style:family="text">
      <style:text-properties style:font-name="Arial1" fo:font-size="10pt" officeooo:rsid="018750b9" style:font-size-asian="10pt" style:font-size-complex="10pt"/>
    </style:style>
    <style:style style:name="T178" style:family="text">
      <style:text-properties style:font-name="Arial1" officeooo:rsid="018750b9"/>
    </style:style>
    <style:style style:name="T179" style:family="text">
      <style:text-properties style:font-name="Arial1" officeooo:rsid="003657c5"/>
    </style:style>
    <style:style style:name="T180" style:family="text">
      <style:text-properties style:font-name="Arial1" officeooo:rsid="0187efc4"/>
    </style:style>
    <style:style style:name="T181" style:family="text">
      <style:text-properties style:font-name="Arial1" officeooo:rsid="0188f91b"/>
    </style:style>
    <style:style style:name="T182" style:family="text">
      <style:text-properties officeooo:rsid="005fe495"/>
    </style:style>
    <style:style style:name="T183" style:family="text">
      <style:text-properties officeooo:rsid="008a3c37"/>
    </style:style>
    <style:style style:name="T184" style:family="text">
      <style:text-properties officeooo:rsid="00f6b7f1"/>
    </style:style>
    <style:style style:name="T185" style:family="text">
      <style:text-properties officeooo:rsid="00d2c4d0"/>
    </style:style>
    <style:style style:name="T186" style:family="text">
      <style:text-properties officeooo:rsid="0083c3b8"/>
    </style:style>
    <style:style style:name="T187" style:family="text">
      <style:text-properties officeooo:rsid="0091d04a"/>
    </style:style>
    <style:style style:name="T188" style:family="text">
      <style:text-properties officeooo:rsid="0015ac0d"/>
    </style:style>
    <style:style style:name="T189" style:family="text">
      <style:text-properties fo:font-weight="normal" style:font-weight-asian="normal" style:font-weight-complex="normal"/>
    </style:style>
    <style:style style:name="T190" style:family="text">
      <style:text-properties fo:font-weight="normal" officeooo:rsid="00f25a18" style:font-weight-asian="normal" style:font-weight-complex="normal"/>
    </style:style>
    <style:style style:name="T191" style:family="text">
      <style:text-properties fo:font-weight="normal" officeooo:rsid="00f4cc1e" style:font-weight-asian="normal" style:font-weight-complex="normal"/>
    </style:style>
    <style:style style:name="T192" style:family="text">
      <style:text-properties fo:font-size="12pt" fo:font-weight="normal" officeooo:rsid="0015ac0d" style:font-name-asian="Noto Sans" style:font-size-asian="12pt" style:font-weight-asian="normal" style:font-name-complex="Ek Mukta" style:font-size-complex="12pt" style:font-weight-complex="normal"/>
    </style:style>
    <style:style style:name="T193" style:family="text">
      <style:text-properties fo:font-size="12pt" fo:font-weight="normal" officeooo:rsid="0015d4b1" style:font-name-asian="Noto Sans" style:font-size-asian="12pt" style:font-weight-asian="normal" style:font-name-complex="Ek Mukta" style:font-size-complex="12pt" style:font-weight-complex="normal"/>
    </style:style>
    <style:style style:name="T194" style:family="text">
      <style:text-properties fo:font-size="12pt" fo:font-weight="normal" officeooo:rsid="00163fbe" style:font-name-asian="Noto Sans" style:font-size-asian="12pt" style:font-weight-asian="normal" style:font-name-complex="Ek Mukta" style:font-size-complex="12pt" style:font-weight-complex="normal"/>
    </style:style>
    <style:style style:name="T195" style:family="text">
      <style:text-properties officeooo:rsid="00163fbe"/>
    </style:style>
    <style:style style:name="T196" style:family="text">
      <style:text-properties officeooo:rsid="00222856"/>
    </style:style>
    <style:style style:name="T197" style:family="text">
      <style:text-properties fo:font-weight="bold" officeooo:rsid="002376e2" style:font-weight-asian="bold" style:font-weight-complex="bold"/>
    </style:style>
    <style:style style:name="T198" style:family="text">
      <style:text-properties officeooo:rsid="0178dcce"/>
    </style:style>
    <style:style style:name="T199" style:family="text">
      <style:text-properties officeooo:rsid="0184babd"/>
    </style:style>
    <style:style style:name="T200" style:family="text">
      <style:text-properties officeooo:rsid="01710f60"/>
    </style:style>
    <style:style style:name="T201" style:family="text">
      <style:text-properties officeooo:rsid="002209a2"/>
    </style:style>
    <style:style style:name="T202" style:family="text">
      <style:text-properties officeooo:rsid="00397b05"/>
    </style:style>
    <style:style style:name="T203" style:family="text">
      <style:text-properties fo:font-size="16.1000003814697pt" fo:font-weight="bold" officeooo:rsid="0026749d" style:font-name-asian="Noto Sans" style:font-size-asian="16.1000003814697pt" style:font-weight-asian="bold" style:font-name-complex="Ek Mukta" style:font-size-complex="16.1000003814697pt" style:font-weight-complex="bold"/>
    </style:style>
    <style:style style:name="T204" style:family="text">
      <style:text-properties officeooo:rsid="005f9fc6"/>
    </style:style>
    <style:style style:name="T205" style:family="text">
      <style:text-properties officeooo:rsid="00212dbe"/>
    </style:style>
    <style:style style:name="T206" style:family="text">
      <style:text-properties officeooo:rsid="002203b6"/>
    </style:style>
    <style:style style:name="T207" style:family="text">
      <style:text-properties officeooo:rsid="008e549c"/>
    </style:style>
    <style:style style:name="T208" style:family="text">
      <style:text-properties officeooo:rsid="0090f585"/>
    </style:style>
    <style:style style:name="T209" style:family="text">
      <style:text-properties officeooo:rsid="004dfb77"/>
    </style:style>
    <style:style style:name="T210" style:family="text">
      <style:text-properties officeooo:rsid="000d3b1c"/>
    </style:style>
    <style:style style:name="T211" style:family="text">
      <style:text-properties officeooo:rsid="0013f008"/>
    </style:style>
    <style:style style:name="T212" style:family="text">
      <style:text-properties fo:font-variant="normal" fo:text-transform="none" style:use-window-font-color="true" loext:opacity="0%" style:font-name="Arial" fo:font-size="10pt" fo:letter-spacing="normal" fo:font-style="normal" fo:font-weight="normal" style:font-size-asian="10pt" style:font-size-complex="10pt"/>
    </style:style>
    <style:style style:name="T213" style:family="text">
      <style:text-properties fo:font-variant="normal" fo:text-transform="none" style:use-window-font-color="true" loext:opacity="0%" style:text-line-through-style="none" style:text-line-through-type="none" style:font-name="Arial" fo:font-size="10pt" fo:letter-spacing="normal" fo:font-style="italic" style:text-underline-style="none" fo:font-weight="normal" style:text-blinking="false" fo:background-color="transparent" loext:char-shading-value="0" style:font-size-asian="10pt" style:font-size-complex="10pt" loext:padding="0cm" loext:border="none"/>
    </style:style>
    <style:style style:name="T214" style:family="text">
      <style:text-properties fo:font-variant="normal" fo:text-transform="none" style:use-window-font-color="true" loext:opacity="0%" style:text-line-through-style="none" style:text-line-through-type="none" style:font-name="Arial" fo:font-size="10pt" fo:letter-spacing="normal" fo:font-style="normal" style:text-underline-style="none" fo:font-weight="normal" style:text-blinking="false" style:font-size-asian="10pt" style:font-size-complex="10pt"/>
    </style:style>
    <style:style style:name="T215" style:family="text">
      <style:text-properties fo:font-variant="normal" fo:text-transform="none" fo:color="#000000" loext:opacity="100%" style:font-name="Arial" fo:font-size="12pt" fo:letter-spacing="normal" fo:font-weight="bold" officeooo:rsid="00f1abb9" style:font-size-asian="12pt" style:font-style-asian="normal" style:font-size-complex="12pt" style:font-style-complex="normal"/>
    </style:style>
    <style:style style:name="T216" style:family="text">
      <style:text-properties fo:font-variant="normal" fo:text-transform="none" fo:color="#000000" loext:opacity="100%" style:font-name="Arial" fo:font-size="12pt" fo:letter-spacing="normal" fo:font-weight="normal" style:font-size-asian="12pt" style:font-size-complex="12pt"/>
    </style:style>
    <style:style style:name="T217" style:family="text">
      <style:text-properties fo:font-variant="normal" fo:text-transform="none" fo:color="#000000" loext:opacity="100%" style:font-name="Arial" fo:font-size="12pt" fo:letter-spacing="normal" fo:font-style="normal" fo:font-weight="bold" style:font-size-asian="12pt" style:font-size-complex="12pt"/>
    </style:style>
    <style:style style:name="T218"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219" style:family="text">
      <style:text-properties fo:font-variant="normal" fo:text-transform="none" fo:color="#000000" loext:opacity="100%" style:font-name="Arial" fo:font-size="8pt" fo:letter-spacing="normal" fo:font-style="normal" fo:font-weight="normal" fo:background-color="#ffffff" loext:char-shading-value="0" style:font-size-asian="8pt" style:font-size-complex="8pt" loext:padding="0cm" loext:border="none"/>
    </style:style>
    <style:style style:name="T220" style:family="text">
      <style:text-properties fo:font-variant="normal" fo:text-transform="none" fo:color="#000000" loext:opacity="100%" style:font-name="Arial" fo:font-size="8pt" fo:letter-spacing="normal" fo:font-style="normal" fo:font-weight="normal" style:font-size-asian="8pt" style:font-size-complex="8pt"/>
    </style:style>
    <style:style style:name="T221" style:family="text">
      <style:text-properties fo:font-variant="normal" fo:text-transform="none" fo:color="#000000" loext:opacity="100%" style:font-name="Arial" fo:font-size="8pt" fo:letter-spacing="normal" fo:font-style="normal" fo:font-weight="normal" officeooo:rsid="00f4cc1e" style:font-size-asian="8pt" style:font-size-complex="8pt"/>
    </style:style>
    <style:style style:name="T222" style:family="text">
      <style:text-properties officeooo:rsid="0050de93"/>
    </style:style>
    <style:style style:name="T223" style:family="text">
      <style:text-properties officeooo:rsid="000dddf5"/>
    </style:style>
    <style:style style:name="T224" style:family="text">
      <style:text-properties officeooo:rsid="004ecc4b"/>
    </style:style>
    <style:style style:name="T225" style:family="text">
      <style:text-properties officeooo:rsid="009c104c"/>
    </style:style>
    <style:style style:name="T226" style:family="text">
      <style:text-properties officeooo:rsid="009c9975"/>
    </style:style>
    <style:style style:name="T227" style:family="text">
      <style:text-properties fo:color="#000000" loext:opacity="100%" fo:font-size="12pt" fo:letter-spacing="normal" fo:font-style="normal" fo:font-weight="normal" style:font-size-asian="12pt" style:font-style-asian="normal" style:font-size-complex="12pt" style:font-style-complex="normal"/>
    </style:style>
    <style:style style:name="T228" style:family="text">
      <style:text-properties fo:color="#000000" loext:opacity="100%" fo:font-size="12pt" fo:letter-spacing="normal" fo:font-style="normal" fo:font-weight="normal" officeooo:rsid="00eb8256" style:font-size-asian="12pt" style:font-style-asian="normal" style:font-size-complex="12pt" style:font-style-complex="normal"/>
    </style:style>
    <style:style style:name="T229" style:family="text">
      <style:text-properties fo:color="#000000" loext:opacity="100%" fo:font-size="12pt" fo:letter-spacing="normal" fo:font-style="normal" fo:font-weight="normal" officeooo:rsid="00bdefa7" style:font-size-asian="12pt" style:font-style-asian="normal" style:font-size-complex="12pt" style:font-style-complex="normal"/>
    </style:style>
    <style:style style:name="T230" style:family="text">
      <style:text-properties fo:color="#000000" loext:opacity="100%" fo:font-size="12pt" fo:letter-spacing="normal" fo:font-style="normal" fo:font-weight="normal" officeooo:rsid="00e9a785" style:font-size-asian="12pt" style:font-style-asian="normal" style:font-size-complex="12pt" style:font-style-complex="normal"/>
    </style:style>
    <style:style style:name="T231" style:family="text">
      <style:text-properties fo:color="#000000" loext:opacity="100%" fo:font-size="12pt" fo:letter-spacing="normal" fo:font-style="normal" fo:font-weight="normal" officeooo:rsid="00be6426" style:font-size-asian="12pt" style:font-style-asian="normal" style:font-size-complex="12pt" style:font-style-complex="normal"/>
    </style:style>
    <style:style style:name="T232" style:family="text">
      <style:text-properties fo:color="#000000" loext:opacity="100%" fo:font-size="12pt" fo:letter-spacing="normal" fo:font-style="normal" fo:font-weight="normal" officeooo:rsid="01668556" style:font-size-asian="12pt" style:font-style-asian="normal" style:font-size-complex="12pt" style:font-style-complex="normal"/>
    </style:style>
    <style:style style:name="T233" style:family="text">
      <style:text-properties fo:color="#000000" loext:opacity="100%" fo:font-size="12pt" fo:letter-spacing="normal" fo:font-style="normal" fo:font-weight="normal" officeooo:rsid="00c1f1a0" style:font-size-asian="12pt" style:font-style-asian="normal" style:font-size-complex="12pt" style:font-style-complex="normal"/>
    </style:style>
    <style:style style:name="T234" style:family="text">
      <style:text-properties fo:color="#000000" loext:opacity="100%" fo:font-size="12pt" fo:letter-spacing="normal" fo:font-style="normal" fo:font-weight="normal" officeooo:rsid="00bf71ad" style:font-size-asian="12pt" style:font-style-asian="normal" style:font-size-complex="12pt" style:font-style-complex="normal"/>
    </style:style>
    <style:style style:name="T235" style:family="text">
      <style:text-properties fo:color="#000000" loext:opacity="100%" fo:font-size="12pt" fo:letter-spacing="normal" fo:font-style="normal" fo:font-weight="normal" officeooo:rsid="00bfbd30" style:font-size-asian="12pt" style:font-style-asian="normal" style:font-size-complex="12pt" style:font-style-complex="normal"/>
    </style:style>
    <style:style style:name="T236" style:family="text">
      <style:text-properties fo:color="#000000" loext:opacity="100%" fo:font-size="12pt" fo:letter-spacing="normal" fo:font-style="normal" fo:font-weight="normal" officeooo:rsid="00c79361" style:font-size-asian="12pt" style:font-style-asian="normal" style:font-size-complex="12pt" style:font-style-complex="normal"/>
    </style:style>
    <style:style style:name="T237" style:family="text">
      <style:text-properties fo:color="#000000" loext:opacity="100%" fo:font-size="12pt" fo:letter-spacing="normal" fo:font-style="normal" style:text-underline-style="none" fo:font-weight="normal" style:font-size-asian="12pt" style:font-style-asian="normal" style:font-size-complex="12pt" style:font-style-complex="normal"/>
    </style:style>
    <style:style style:name="T238" style:family="text">
      <style:text-properties fo:color="#000000" loext:opacity="100%" fo:font-size="12pt" fo:letter-spacing="normal" fo:font-style="normal" style:text-underline-style="none" fo:font-weight="normal" officeooo:rsid="00ec33a6" style:font-size-asian="12pt" style:font-style-asian="normal" style:font-size-complex="12pt" style:font-style-complex="normal"/>
    </style:style>
    <style:style style:name="T239" style:family="text">
      <style:text-properties fo:color="#000000" loext:opacity="100%" fo:font-size="12pt" fo:letter-spacing="normal" fo:font-style="italic" fo:font-weight="normal" style:font-size-asian="12pt" style:font-style-asian="italic" style:font-size-complex="12pt" style:font-style-complex="italic"/>
    </style:style>
    <style:style style:name="T240" style:family="text">
      <style:text-properties fo:color="#000000" loext:opacity="100%" fo:font-size="12pt" fo:letter-spacing="normal" fo:font-style="italic" fo:font-weight="normal" officeooo:rsid="00bdefa7" style:font-size-asian="12pt" style:font-style-asian="italic" style:font-size-complex="12pt" style:font-style-complex="italic"/>
    </style:style>
    <style:style style:name="T241" style:family="text">
      <style:text-properties fo:color="#000000" loext:opacity="100%" fo:font-size="12pt" fo:letter-spacing="normal" fo:font-style="italic" fo:font-weight="normal" officeooo:rsid="00be6426" style:font-size-asian="12pt" style:font-style-asian="italic" style:font-size-complex="12pt" style:font-style-complex="italic"/>
    </style:style>
    <style:style style:name="T242" style:family="text">
      <style:text-properties fo:color="#000000" loext:opacity="100%" fo:font-size="12pt" fo:letter-spacing="normal" fo:font-style="italic" fo:font-weight="normal" officeooo:rsid="00bf71ad" style:font-size-asian="12pt" style:font-style-asian="italic" style:font-size-complex="12pt" style:font-style-complex="italic"/>
    </style:style>
    <style:style style:name="T243" style:family="text">
      <style:text-properties fo:color="#000000" loext:opacity="100%" fo:font-size="12pt" fo:letter-spacing="normal" fo:font-style="italic" fo:font-weight="normal" officeooo:rsid="00c79361" style:font-size-asian="12pt" style:font-style-asian="italic" style:font-size-complex="12pt" style:font-style-complex="italic"/>
    </style:style>
    <style:style style:name="T244" style:family="text">
      <style:text-properties officeooo:rsid="00a8f0e9"/>
    </style:style>
    <style:style style:name="T245" style:family="text">
      <style:text-properties officeooo:rsid="00f9e902"/>
    </style:style>
    <style:style style:name="T246" style:family="text">
      <style:text-properties officeooo:rsid="00aafb17"/>
    </style:style>
    <style:style style:name="T247" style:family="text">
      <style:text-properties officeooo:rsid="00a7fc1e"/>
    </style:style>
    <style:style style:name="T248" style:family="text">
      <style:text-properties officeooo:rsid="00a62870"/>
    </style:style>
    <style:style style:name="T249" style:family="text">
      <style:text-properties officeooo:rsid="00bc462e"/>
    </style:style>
    <style:style style:name="T250" style:family="text">
      <style:text-properties officeooo:rsid="00bfbd30"/>
    </style:style>
    <style:style style:name="T251" style:family="text">
      <style:text-properties officeooo:rsid="00c105ad"/>
    </style:style>
    <style:style style:name="T252" style:family="text">
      <style:text-properties officeooo:rsid="00ec33a6"/>
    </style:style>
    <style:style style:name="T253" style:family="text">
      <style:text-properties officeooo:rsid="00f4cc1e"/>
    </style:style>
    <style:style style:name="T254" style:family="text">
      <style:text-properties officeooo:rsid="001854bd"/>
    </style:style>
    <style:style style:name="T255" style:family="text">
      <style:text-properties officeooo:rsid="00801f51"/>
    </style:style>
    <style:style style:name="T256" style:family="text">
      <style:text-properties officeooo:rsid="0173f8f7"/>
    </style:style>
    <style:style style:name="T257" style:family="text">
      <style:text-properties officeooo:rsid="0034c82d"/>
    </style:style>
    <style:style style:name="T258" style:family="text">
      <style:text-properties officeooo:rsid="0188f91b"/>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text:style-name="Character_20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1. Introducción</text:h>
      <text:p text:style-name="P74"><text:span text:style-name="T196"><text:s/></text:span><text:span text:style-name="T158">La segunda mitad del siglo XX ha estado caracterizada por el estudio y la elaboración de indicadores para la </text:span><text:span text:style-name="T196">identificación de sectores de la población en peores condiciones socioeconómicas. </text:span><text:span text:style-name="T158">Lo que comúnmente se conoce como “pobres” y “no pobres”.</text:span></text:p>
      <text:p text:style-name="P74"><text:span text:style-name="T196"><text:s/></text:span><text:span text:style-name="T158">Esta categoría binaria fue puesta en duda </text:span><text:span text:style-name="T196">durante el ú</text:span><text:span text:style-name="T158">ltimo </text:span><text:span text:style-name="T196">cuarto del sigo XX, </text:span><text:span text:style-name="T158">a partir de cuando (s</text:span><text:span text:style-name="T196">in excluir los criterios de línea de pobreza</text:span><text:span text:style-name="T158">)</text:span><text:span text:style-name="T196"> se han comenzado a incorporar indicadores multidimensionales para la </text:span><text:span text:style-name="T159">caracterizar </text:span><text:span text:style-name="T196">grupos mas desfavo</text:span><text:span text:style-name="T158">r</text:span><text:span text:style-name="T196">ecidos o socialmente vulnerables.</text:span></text:p>
      <text:p text:style-name="P74"><text:span text:style-name="T196"><text:s/>En este sentido, América Latina ha sido muy activa en términos de desarrollo de indicadores, siendo hoy por hoy el Indicador de Necesidades Básicas Insatisfechas </text:span><text:span text:style-name="T159">el</text:span><text:span text:style-name="T196"> criterio común adoptado por la gran mayoría de países del cono sur. </text:span></text:p>
      <text:p text:style-name="P74"><text:span text:style-name="T196"><text:s/></text:span><text:span text:style-name="T158">Una de las dimensiones tenidas en cuenta por este indicador tiene que ver con el acceso a condiciones sanitarias adecuadas por parte de la familia de un hogar, y si bien cada país estima </text:span><text:span text:style-name="T159">esta</text:span><text:span text:style-name="T158"> satisfacción (o ins</text:span><text:span text:style-name="T159">a</text:span><text:span text:style-name="T158">tisfacción) de una forma distinta considerando las particularidades de su territorio y población, existe un común acuerdo de que dos variables <text:s/>determinantes en esta dimensión: </text:span><text:span text:style-name="T197">La eliminación de excretas y el acceso al agua potable.</text:span></text:p>
      <text:p text:style-name="P74"><text:span text:style-name="T158"><text:s/>La primera es considerada por la totalidad de los países que utilizan la metodología de NBI en América Latina, aunque la segunda variable (el acceso al agua potable) no es tenida en cuenta por Argentina para la elaboración del indice NBI en este país.</text:span></text:p>
      <text:h text:style-name="P100" text:outline-level="1"><text:span text:style-name="T158"><text:s/>El objetivo del presente trabajo es </text:span><text:span text:style-name="T159">describir las causas que justificaron la exclusión del acceso al agua potable de las variables consideradas para determinar el acceso a condiciones sanitarias dignas del indicador NBI en Argentina, y a su vez representar el impacto y las consecuencias de <text:s/>esta decisión metodológica para el departamento Rosario de la provincia de Santa Fe, Argentina.</text:span></text:h>
      <text:h text:style-name="P26" text:outline-level="1"><text:span text:style-name="T52">2. </text:span>Marco Teórico</text:h>
      <text:h text:style-name="P29" text:outline-level="2"><text:span text:style-name="T53">2.1 </text:span>Concepto de pobreza <text:span text:style-name="T54">y su evolución histórica</text:span></text:h>
      <text:p text:style-name="P75"><text:span text:style-name="T54"><text:s/></text:span><text:span text:style-name="T198">Las diferencias del nivel de ingreso entre distintos sectores de la población pu</text:span><text:span text:style-name="T199">e</text:span><text:span text:style-name="T198">den ser identificadas un sin numero de veces a lo largo de la historia. Siempre ha habido personas en situaciones mas ventajosas que otras en términos de disponibilidad de bienes y servicios, ingreso, calidad de vida, o lo que posteriormente pasaría a llamarse “desarrollo humano”.</text:span></text:p>
      <text:p text:style-name="P75"><text:span text:style-name="T198"><text:s/>Este tema ha sido tratado en investigaciones d</text:span><text:span text:style-name="T138">el siglo XVIII y XIX. </text:span><text:span text:style-name="T200">Las primeras encuestas sociales de principios del siglo XVIII se referían a aspectos vinculados a la pobreza. Luego, durante el siglo XIX y principios del XX, se comenzó a dar marco teórico a las mediciones cuantitativas, aunque los estudios siempre referían a situaciones puntuales, como el mapa de pobreza de Londres elaborado por Booth</text:span><text:span text:style-name="T200"><text:note text:id="ftn15" text:note-class="footnote"><text:note-citation>1</text:note-citation><text:note-body><text:p text:style-name="Footnote">Booth, C. (n.d.). Map: Charles Booth's London. <text:span text:style-name="T100">Visitado</text:span> <text:span text:style-name="T100">el</text:span> 10 <text:span text:style-name="T103">de octubre de</text:span> 2020 https://booth.lse.ac.uk/map/16/-0.1038/51.5210/100/0</text:p></text:note-body></text:note></text:span><text:span text:style-name="T200">, o el estudio de Rowntree</text:span><text:span text:style-name="T200"><text:note text:id="ftn16" text:note-class="footnote"><text:note-citation>2</text:note-citation><text:note-body><text:p text:style-name="Footnote">B Seebohm Rowntree <text:span text:style-name="Emphasis">Poverty A Study of Town Life, Centennial Edition</text:span>, (reprinted edition) Bristol: Policy Press 2000</text:p></text:note-body></text:note></text:span><text:span text:style-name="T200"> sobre la pobreza en la ciudad de York utilizando un concepto de pobreza basado en requerimientos nutricionales</text:span><text:span text:style-name="T146"><text:note text:id="ftn17" text:note-class="footnote"><text:note-citation>3</text:note-citation><text:note-body><text:p text:style-name="P8"><text:s text:c="5"/>Domínguez Domínguez, Juana y Martín Carballo, Ana M. (<text:span text:style-name="T104">2006</text:span>). <text:span text:style-name="T106">“</text:span><text:span text:style-name="T107">Medición de la pobreza: una revisión de los principales indicadores”</text:span>. <text:span text:style-name="T104">Revista de Métodos Cuantitativos para la Economía y la Empresa (2). Páginas 27–66.</text:span></text:p></text:note-body></text:note></text:span><text:span text:style-name="T138">.</text:span></text:p>
      <text:p text:style-name="P75"><text:span text:style-name="T146"><text:s/></text:span><text:span text:style-name="T155">L</text:span><text:span text:style-name="T130">a </text:span><text:span text:style-name="T155">formalización</text:span><text:span text:style-name="T130"> de los estudios sobre la pobreza tuvo que esperar hasta la segunda mitad del siglo XX. </text:span><text:span text:style-name="T155">Fue a</text:span><text:span text:style-name="T130"> </text:span><text:span text:style-name="T146">partir de la identificación del estado nacional como un ente de estudio, de las investigaciones sobre crecimiento y desarrollo en el período de la posguerra</text:span><text:span text:style-name="T146"><text:note text:id="ftn18" text:note-class="footnote"><text:note-citation>4</text:note-citation><text:note-body><text:p text:style-name="P1">Como ser los modelos de Solow (1956) y Harrod-Domar</text:p></text:note-body></text:note></text:span><text:span text:style-name="T146"> y el surgimiento de organismos internacionales, </text:span><text:span text:style-name="T155">que </text:span><text:span text:style-name="T146">se comienza a conceptualizar sobre lo que se entiende por pobreza y como esta puede ser identificada y cuantificada.</text:span></text:p>
      <text:p text:style-name="P75"><text:span text:style-name="T201"><text:s/></text:span><text:span text:style-name="T131">Sach (1992) identifica este proceso de “descubrimimento” de la pobreza a escala global con la </text:span><text:span text:style-name="T155">fundación</text:span><text:span text:style-name="T131"> del </text:span><text:span text:style-name="T201">Banco Mundial </text:span><text:span text:style-name="T131">e</text:span><text:span text:style-name="T155">n</text:span><text:span text:style-name="T131"> 1948, en donde se establecía que todo aquel país cuya renta per-cápita fuera menor a USD 100 debía ser considerado </text:span><text:span text:style-name="T108">pobre</text:span><text:span text:style-name="T108"><text:note text:id="ftn19" text:note-class="footnote"><text:note-citation>5</text:note-citation><text:note-body><text:p text:style-name="P2">Sachs, W., 1992. Poor not different. Real - life economics: Understanding wealth creation. 161 - 165</text:p></text:note-body></text:note></text:span><text:span text:style-name="T108">.</text:span></text:p>
      <text:p text:style-name="P79"><text:span text:style-name="T108"><text:s/></text:span><text:span text:style-name="T109">Así es que surge el</text:span><text:span text:style-name="T4"> entendimiento</text:span><text:span text:style-name="T5"> mas común</text:span><text:span text:style-name="T4"> de la pobreza: la determinación de </text:span><text:span text:style-name="T6">ciertos</text:span><text:span text:style-name="T4"> criterios </text:span><text:span text:style-name="T6">(</text:span><text:span text:style-name="T4">absolutos </text:span><text:span text:style-name="T6">y</text:span><text:span text:style-name="T4"> establecidos por parámetros occidentales</text:span><text:span text:style-name="T110">)</text:span><text:span text:style-name="T4"> </text:span><text:span text:style-name="T7">que se utilizan como umbral para dar respuesta al problema de clasificación binaria (pobre, no pobre)</text:span>.</text:p>
      <text:p text:style-name="P75"><text:span text:style-name="T201"><text:s/></text:span><text:span text:style-name="T132">Las lineas de estudio afines a estos conceptos prevalecieron principalmente durante las décadas del 60 y 70. Fue durante esta última, y en parte como consecuencia del auge de los distintos estudios sobre crecimiento y desarrollo económico característicos de este período, que comenzaron a encausarse las lineas de estudio primero hacia la generación de empleo, luego hacia la redistribución entre la población del crecimiento generado y en una instancia siguiente a la satisfacción de una serie de necesidades básicas por parte de la población. Surgen los conceptos de pobreza absoluta y relativa y se empieza a tener un enfoque multidimensional sobre la misma. Se </text:span><text:span text:style-name="T156">comienza</text:span><text:span text:style-name="T132"> a tener noción de que los factores que </text:span><text:soft-page-break/><text:span text:style-name="T132">determinan esta categoría </text:span><text:span text:style-name="T156">binaria</text:span><text:span text:style-name="T132"> no pueden pasar únicamente el nivel de ingreso, sino también por cuestiones referidas a la calidad de vida de las personas.</text:span></text:p>
      <text:p text:style-name="P80"><text:s/><text:span text:style-name="T133">Esta nueva concepción de pobreza multidimensional se acerca a la idea de </text:span><text:span text:style-name="T111">desarrollo humano</text:span><text:span text:style-name="T8">, </text:span><text:span text:style-name="T9">a partir de la cual</text:span><text:span text:style-name="T10"> </text:span><text:span text:style-name="T5">se sientan</text:span><text:span text:style-name="T10"> </text:span><text:span text:style-name="T54">las bases para la elaboración de una serie de indicadores que buscan cuantificar los determinantes del mismo y por ende a la pobreza en sus distintas dimensiones.</text:span></text:p>
      <text:p text:style-name="P80"><text:s/><text:span text:style-name="T134">Uno de los primeros documentos que consideraron esta multidimensionalidad de la pobreza fue el informe Hammarskjõld de 1975, en donde se fundamentaba que “</text:span><text:span text:style-name="T112">Esta multidimensionalidad es la que lo hace particularmente atractivo para las nuevas corrientes del pensamiento sobre el desarrollo: el énfasis económico ha tendido a perder de vista el propósito último de las políticas, que no es sólo erradicar la pobreza física, sino también proporcionar a todos los seres humanos las oportunidades para desarrollar plenamente sus potencialidades.</text:span><text:span text:style-name="T112"><text:note text:id="ftn20" text:note-class="footnote"><text:note-citation>6</text:note-citation><text:note-body><text:p text:style-name="P3"><text:span text:style-name="T134">Dag Hammarskjöld. “The 1975 Dag Hammarskjöld Report on Development and International Cooperation”. </text:span>Dag Hammarskjöld Foundation. <text:span text:style-name="T103">Visitado el 10 de octubre de 2020. </text:span>https://www.daghammarskjold.se/publication/1975-dag-hammarskjold-report-development-international-cooperation<text:span text:style-name="T135">U+002f</text:span></text:p></text:note-body></text:note></text:span></text:p>
      <text:p text:style-name="P80"><text:s/>América<text:span text:style-name="T54"> Latina no era ajena a estos fenómenos y fue también allí en donde se desarrollaron grandes avances en términos de medición e identificación de factores vinculados al desarrollo humano. Como explica Altimir, “Eliminar la pobreza y satisfacer las necesidades básicas de la población constituyen, al menos en el tercer mundo, el mismo objetivo”</text:span><text:span text:style-name="T54"><text:note text:id="ftn21" text:note-class="footnote"><text:note-citation>7</text:note-citation><text:note-body><text:p text:style-name="P4">Altimir Oscar, “La dimensión de la pobreza en América Latina”, Cuadernos de la CEPAL, Santiago de Chile 1979</text:p></text:note-body></text:note></text:span><text:span text:style-name="T54"> </text:span></text:p>
      <text:p text:style-name="P81">En 1975 la CEPAL elaboró el primer “Mapa de Pobreza Extrema”<text:note text:id="ftn22" text:note-class="footnote"><text:note-citation>8</text:note-citation><text:note-body><text:p text:style-name="P5">S. Molina y otros. “Mapa de la extrema pobreza en Chile”. Universidad Católica de Chile, Instituto de Economía 1974. <text:s/>Visitado el 10 de octubre de 2020. http://www.economia.uc.cl/docs/dt_029.pdf</text:p></text:note-body></text:note> de Chile que permitió identificar las carencias de necesidades básicas en distintas regiones de este país. Posteriormente en 1984 el mismo organismo en conjunto con el INDEC realizaron mediciones de lo que se denominó <text:span text:style-name="T136">indicador</text:span> de Necesidades Básicas Insatisfechas (en adelante <text:span text:style-name="T137">indicador</text:span> NBI) que a su vez dio inicio a la medición de la pobreza utilizando esta metodología.</text:p>
      <text:p text:style-name="P81"><text:s/><text:span text:style-name="T138">Hoy en día casi la totalidad de los países latinoamericanos utilizan la metodología de NBI para identificar distintos tipos de carencias básicas en sus poblaciones y distintas regiones, lo que resulta en un fuerte instrumento de política económica.</text:span></text:p>
      <text:h text:style-name="P29" text:outline-level="2"><text:span text:style-name="T53">2.2 Métodos</text:span> para <text:span text:style-name="T139">la medición de pobreza basados en recursos</text:span></text:h>
      <text:p text:style-name="P75"><text:s/><text:span text:style-name="T140">Los métodos para la medición de pobreza que se utilizan actualmente en la mayoría de los países son enfoques basados en recursos, es decir, de una u otra forma lo que se mide es la disponibilidad de recursos corrientes o no corrientes de que dispone un conjunto de la población para satisfacer ciertas necesidades. Esto luego se compara con </text:span><text:span text:style-name="T157">la tenencia efectiva de esos recursos o </text:span><text:span text:style-name="T140">el valor monetario de adquirir</text:span><text:span text:style-name="T157">los</text:span><text:span text:style-name="T140">, independientemente de que los individuos decidan efectivamente adquirirlos o no, </text:span><text:span text:style-name="T157">y </text:span><text:span text:style-name="T140">se establece un umbral de las personas que son consideras “pobres” y “no pobres”.</text:span></text:p>
      <text:p text:style-name="P75"><text:soft-page-break/><text:s/><text:span text:style-name="T140">Los dos métodos tradicionales mas utilizados en este sentido son el método de linea de pobreza (LP) y el método de necesidades básicas insatisfechas (NBI)</text:span></text:p>
      <text:h text:style-name="P35" text:outline-level="3"><text:span text:style-name="T53">2.2.1 </text:span>Método de la Linea de Pobreza</text:h>
      <text:p text:style-name="P82"><text:s/>El método de la Linea de Pobreza implica la confección de una canasta de alimentos o Canasta Básica Alimentaria que satisface las necesidades nutricionales para lo que se denomina un “adulto equivalente”. El valor monetario de esta canasta determina la Linea de Indigencia, que indica el ingreso mínimo que debe percibir una persona para poder adquirir una canasta de alimentos que aporta las calorías mínimas necesarias.</text:p>
      <text:p text:style-name="P82"><text:s/>Si a esta canasta se le adicionan una serie de bienes no alimentarios, también considerados básicos <text:span text:style-name="T141">(</text:span>como ser vestimenta, transporte, <text:span text:style-name="T141">salud, educación, etc) se obtiene la Canasta Básica Total, cuyo valor monetario determina la Linea de Pobreza.</text:span></text:p>
      <text:p text:style-name="P82"><text:s/><text:span text:style-name="T142">De la comparación de los valores monetarios de estas dos canastas con los ingresos de los hogares surge la clasificación entre pobre y no pobre, indigente y no indigente.</text:span></text:p>
      <text:p text:style-name="P82"><text:s/>Este método se basa en una serie de supuestos que condicionan fuertemente su efectividad para medir la pobreza. Por un lado, se basa en el supuesto de que las personas que dispongan de la capacidad económica de adquirir los bienes de la canasta efectivamente lo harán. Y por otro excluye a una serie de factores relacionados con la calidad de vida, para los que el cálculo del valor monetario factible de ser comparado con el ingreso corriente resulta sumamente complejo. Dentro de esta clasificación encontramos el acceso a la salud y educación cuando estos servicios son provistos por el estado, acceso a una vivienda digna y acceso a determinados servicios sanitarios.</text:p>
      <text:h text:style-name="P36" text:outline-level="3"><text:span text:style-name="T53">2.2.2 </text:span>Método de las Necesidades Básicas Insatisfechas (NBI)</text:h>
      <text:p text:style-name="P83"><text:s/>El método de las NBI da un paso hacia adelante en la estimación de pobreza en base a la evaluación de los recursos de que dispone una persona. Utilizando este método no se evalúa la capacidad económica de acceder a un conjunto de bienes y servicios para satisfacer ciertas necesidades básicas (como lo hace la Linea de Pobreza), sino que se intenta medir la satisfacción efectiva de estas necesidades. Es por esto que al método de las NBI se lo suele llamar “directo” por relacionar el bienestar con el consumo efectivamente realizado y al método de Linea de Pobreza “indirecto” por evaluar la posibilidad de realizar el consumo en base al ingreso disponible.</text:p>
      <text:p text:style-name="P83"><text:s/>Existe cierto consenso con respecto a las necesidades que deben considerarse<text:note text:id="ftn23" text:note-class="footnote"><text:note-citation>9</text:note-citation><text:note-body><text:p text:style-name="P6"><text:span text:style-name="T143"><text:s/></text:span>Feres Juan Carlos y Xavier Mancero (2001b) “El metodo de las necesidades basicas insatisfechas (NBI) y sus aplicaciones en America Latina”. <text:span text:style-name="T143">CEPAL</text:span></text:p><text:p text:style-name="P7"/></text:note-body></text:note> y tienen que ver con el concepto multidimensional de pobreza adoptado en la década de los 80 mencionado anteriormente. Estas son: acceso a la vivienda, acceso a servicios sanitarios, acceso a la educación y capacidad económica. </text:p>
      <text:p text:style-name="P75"><text:soft-page-break/><text:s/><text:span text:style-name="T144">Las cuatro categorías definen las necesidades básicas en sentido amplio a partir de las cuales se plantean distintas dimensiones en las que se ven reflejadas y son factibles de ser medidas. Por ejemplo, como se verá mas adelante, en los distintos criterios utilizados por países de Latinoamérica para medir el indicador NBI se encuentra que el acceso a la vivienda suele evaluarse mediante la calidad constructiva de la vivienda del hogar y la existencia o no de hacinamiento en el mismo.</text:span></text:p>
      <text:p text:style-name="P75"><text:span text:style-name="T139"><text:s/>Estas dimensiones son </text:span><text:span text:style-name="T157">estimadas usualmente con información de </text:span><text:span text:style-name="T139">los censos poblacionales, ya que están presentes en prácticamente todos los países y son uno de los únicos medios que cuentan con suficiente homogeneidad en la disponibilidad de información y desagregación geográfica </text:span><text:span text:style-name="T145">para</text:span><text:span text:style-name="T139"> construir mapas de pobreza con necesidades específicamente localizadas.</text:span></text:p>
      <text:p text:style-name="P75"><text:span text:style-name="T146"><text:s/>La cuantificación de estas dimensiones se produce a partir de la identificación de una serie de </text:span><text:span text:style-name="T113">variables censales</text:span><text:span text:style-name="T146"> que dejen en evidencia estas necesidades. </text:span></text:p>
      <text:p text:style-name="P80">Ante una misma necesidad y una misma dimensión, distintas variables censales pueden ser requeridas en función del entorno. Esto quiere decir, por ejemplo, que los bienes requeridos para acceder a una vivienda digna pueden no ser los mismos en una zona fría <text:s/>en comparación con una zona templada o árida, lo mismo sucede con el acceso a servicios sanitarios en el caso de una zona rural en donde la densidad de población es relativamente baja en comparación con zonas urbanas.<text:tab/></text:p>
      <text:p text:style-name="P75"><text:s/><text:span text:style-name="T147">Queda en evidencia entonces como el </text:span><text:span text:style-name="T11">concepto </text:span><text:span text:style-name="T12">de </text:span><text:span text:style-name="T114">medición de pobreza</text:span><text:span text:style-name="T12"> comienza a desdibujarse al incorporar el carácter multidimensional del indicador NBI, siendo que</text:span><text:span text:style-name="T11"> lo que se busca medir finalmente es la privación de alguna de las necesidades consideradas como básicas </text:span><text:span text:style-name="T12">en lugar de una categoría binaria del tipo “pobre, no pobre”.</text:span></text:p>
      <text:h text:style-name="P30" text:outline-level="2"><text:span text:style-name="T53">2.3 </text:span>Determinantes sociales de la salud</text:h>
      <text:p text:style-name="P75"><text:s/><text:span text:style-name="T148">En el año 2005 la Organización Mundial de la Salud crea la Comisión Sobre Determinantes Sociales de la Salud (CDSS)</text:span><text:span text:style-name="T148"><text:note text:id="ftn24" text:note-class="footnote"><text:note-citation>10</text:note-citation><text:note-body><text:p text:style-name="P6">“Comisión sobre Determinantes Sociales de la Salud - 2005-2008” <text:span text:style-name="T143">Consultado el 10 de octubre de 2020.</text:span> https://www.who.int/social_determinants/thecommission/es/</text:p></text:note-body></text:note></text:span><text:span text:style-name="T148"> con el objetivo de investigar las causas de las diferencias de esperanza de vida que se evidenciaban en distintos países.</text:span></text:p>
      <text:p text:style-name="P84">Se argumentaba la necesidad de dicha investigación en el hecho de que una persona que naciera en ese momento podría tener una esperanza de vida de 80 años o de 45 dependiendo del país <text:span text:style-name="T149">(</text:span>o incluso dependiendo de la región de un mismo país<text:span text:style-name="T149">)</text:span> en donde naciera. Encontrar las causas y promover políticas que reviertan esta situación de desigualdad entre y dentro de los países era el objetivo de dicha comisión.</text:p>
      <text:p text:style-name="P84"><text:s/>Entre otros notarios, quien estaba a cargo de esta investigación era el doctor Michael Marmot y el resultado de su trabajo fue lo que hoy se conoce como <text:span text:style-name="T106">determinantes sociales de la salud</text:span><text:span text:style-name="T106"><text:note text:id="ftn25" text:note-class="footnote"><text:note-citation>11</text:note-citation><text:note-body><text:p text:style-name="Footnote">Marmot, M. (2005). <text:span text:style-name="T105">Social determinants of health inequalities. The Lancet, 365(9464), 1099–1104.</text:span></text:p></text:note-body></text:note></text:span>.</text:p>
      <text:p text:style-name="P84"><text:soft-page-break/><text:s/><text:span text:style-name="T150">El primer informe publicado por la </text:span>CDSS <text:span text:style-name="T150">fundamentaba </text:span>que aquellas personas que se encontraban en una mejor posición socioeconómica <text:span text:style-name="T150">tenían</text:span> mayores posibilidades y mejores oportunidades de llevar una vida saludable en comparación con aquellos de menor nivel socioeconómico. Por lo tanto, mientras mas favorecida, social y económicamente sean las personas, mejor salud tendrán (Marmot, 2008).</text:p>
      <text:p text:style-name="P84"><text:s text:c="2"/><text:span text:style-name="T150">En una de sus investigaciones sobre desigualdades en salud referida a Inglaterra el doctor Marmot explicaba como, si se considera </text:span><text:span text:style-name="T106">“</text:span><text:span text:style-name="T115">(...) una medida de la posición social: la educación. Personas con título universitario tienen mejor salud y vidas mas longevas que aquellas que no fueron a la universidad. Para personas a partir de los 30 años, si todas las personas sin título universitario vieran reducida su tasa de mortalidad al nivel de aquellas que si tienen título, habría 202.000 menos muertes prematuras cada año.</text:span><text:span text:style-name="T106">”</text:span><text:span text:style-name="T106"><text:note text:id="ftn26" text:note-class="footnote"><text:note-citation>12</text:note-citation><text:note-body><text:p text:style-name="Footnote">“<text:span text:style-name="T150">Fair Society, Healthy Lives</text:span>”, <text:span text:style-name="T150">Strategic Review of Health Inequalities in England post-2010</text:span></text:p></text:note-body></text:note></text:span></text:p>
      <text:p text:style-name="P84"><text:s/><text:span text:style-name="T150">A su vez, una de las consideraciones de este enfoque consiste en estimar el impacto económico de tales desigualdades, con el objetivo de refutar la hipótesis de que las recomendaciones que puedan surgir de tal investigación sean financieramente costosas. Al respecto se estima el costo en términos de años laborales de las personas cuya esperanza de vida es prematura, en comparación con los sectores social y económicamente mas favorecidos. El resultado indica que el costo humano en términos de años de vida potencialmente perdidos por dichas desigualdades era de 2.5 millones de años, sólo en Inglaterra.</text:span></text:p>
      <text:p text:style-name="P84"><text:s/><text:span text:style-name="T149">A los fines de la investigación se utilizó como unidad de medida lo que se llamó Esperanza de Vida Libre de Discapacidades (DFLE, por sus siglas en inglés), que se refiere a la cantidad de años que vive una persona antes de contraer algún tipo de discapacidad permanente. A partir de este concepto se determinó que en Inglaterra, las personas con esperanza de vida menor también tienen una DFLE hasta 17 años mas prematura que aquellas mas favorecidas. Incluso si se excluye el 5% de mayor y menor ingreso, esta diferencia es de 13 años.</text:span></text:p>
      <text:p text:style-name="P84"><text:s/><text:span text:style-name="T149">Seguidamente, se buscó representar una situación similar, pero en lugar de considerar el nivel de ingreso se tomaron como parámetros otras variables que se consideraban determinantes del nivel socioeconómico, estas son: el nivel de educación, ocupación y condiciones de vivienda. Los resultados obtenidos fueron similares.</text:span></text:p>
      <text:p text:style-name="P84"><text:s/><text:span text:style-name="T151">A esta diferencia entre esperanza de vida y esperanza de vida libre de discapacidades en función de los factores socioeconómicos se la denominó </text:span><text:span text:style-name="T116">gradiente social en salud</text:span><text:span text:style-name="T13"> (social gradient in health).</text:span></text:p>
      <text:p text:style-name="P84"><text:span text:style-name="T13"><text:s/></text:span><text:span text:style-name="T14">En base a esta investigación, r</text:span><text:span text:style-name="T11">esulta notable destacar el paralelismo entre los determinantes sociales de la salud caracterizados por la CDSS y los factores considerados dentro de la metodología del </text:span><text:span text:style-name="T15">indicador</text:span><text:span text:style-name="T11"> NBI. </text:span></text:p>
      <text:h text:style-name="P31" text:outline-level="2"><text:soft-page-break/><text:span text:style-name="T53">2.4 </text:span>Sistemas de información geográfica</text:h>
      <text:p text:style-name="P85"><text:s/>Los sistemas de información geográfica (GIS, por sus siglas en inglés) son aquellos que permiten <text:span text:style-name="T152">registrar</text:span>, manipular, representar y asociar <text:span text:style-name="T152">datos</text:span> a un sistema de coordenadas que se corresponde con una referencia espacial en la tierra. <text:span text:style-name="T153">La información puede estar referida a un punto como ser una localización precisa de coordenadas, o un área en el mapa, como ser un país, una provincia o una ciudad.</text:span></text:p>
      <text:p text:style-name="P85"><text:s/><text:span text:style-name="T153">Los primeros antecedentes de utilización de GIS se remontan a mediados del siglo XIX, en donde el Dr. John Snow realizó un estudio epidemiológico sobre la enfermedad de cólera en la ciudad de Londres. El trabajo consistía en identificar los pozos de agua de donde bebían los enfermos y registrarlos en un mapa. De esta forma, la representación de la información en el sistema geográfico permitió tener conocimiento sobre el pozo causante del brote de la enfermedad.</text:span></text:p>
      <text:p text:style-name="P85"><text:s/><text:span text:style-name="T154">El trabajo sobre “Mapa de Pobreza Extrema” de Chile antes mencionado es un sistema de información geográfica, ya que representa las carencias registradas en las distintas regiones de Chile y las representa en un mapa de este país.</text:span></text:p>
      <text:p text:style-name="P85"><text:s/><text:span text:style-name="T153">Con el desarrollo de las tecnologías de información de los últimos años y la proliferación de dispositivos que funcionan como adquisidores de datos, el uso de GIS y las herramientas estadísticas para el análisis de la información resultante han avanzado notoriamente y su uso en el estudio de las ciencias sociales se tornó cada vez mas habitual.</text:span></text:p>
      <text:p text:style-name="P86"><text:span text:style-name="T11"><text:s/></text:span><text:span text:style-name="T2">Con respecto a la información censal, esta es factible de ser representada en un sistema de información geográfico por estar relacionada a distintas áreas del territorio. En el caso de Argentina, aparte de las mayores entidades dentro del país (provincia, departamento, </text:span><text:span text:style-name="T14">ciudad</text:span><text:span text:style-name="T2">, etc) las menores unidades de desagregación </text:span><text:span text:style-name="T14">geográficas </text:span><text:span text:style-name="T2">son las fracciones y radios censales. Estas unidades se definen en función de la cantidad de viviendas que contiene el área que abarcan.</text:span></text:p>
      <text:p text:style-name="P85"><text:span text:style-name="T2"><text:s/>Las fracciones censales contienen un promedio de 5000 viviendas y los radios censales un promedio de 300 viviendas. </text:span><text:span text:style-name="T3">Para bordes de localidades el radio urbano puede bajar a 200 viviendas, aproximadamente, y en localidades aisladas a 100 viviendas. En zonas rurales las fracciones y los radios no se determinan por cantidad de viviendas, sino por condiciones del terreno, accesibilidad y distancia entre las viviendas.</text:span></text:p>
      <text:h text:style-name="P25" text:outline-level="1"><text:span text:style-name="T52">3. </text:span><text:span text:style-name="T202">Desarrollo</text:span></text:h>
      <text:h text:style-name="P32" text:outline-level="2"><text:span text:style-name="T160">3.1 El </text:span><text:span text:style-name="T203">acceso al agua potable</text:span></text:h>
      <text:p text:style-name="P74"><text:span text:style-name="T203"><text:s/></text:span><text:span text:style-name="T192">Según las Organización de las Naciones Unidas, para marzo del 2019, cerca de 2000 millones de personas carecen de servicios básicos de agua potable y saneamiento. </text:span></text:p>
      <text:p text:style-name="P74"><text:span text:style-name="T192"><text:s/>En el año 2010, la Asamblea Genereal de la ONU adoptó una resolución que reconoce el acceso al agua potable como un derecho humano, y establece que deben ser los estados quienes deben crear las condiciones para el acceso universal del agua y el correcto saneamiento, dando prioridad a los más vulnerables</text:span><text:span text:style-name="T192"><text:note text:id="ftn27" text:note-class="footnote"><text:note-citation>13</text:note-citation><text:note-body><text:p text:style-name="P9">“<text:span text:style-name="T101">Resolución 62/292 de la Asamblea General de las Naciones Unidas</text:span>” <text:span text:style-name="T143">Consultado el </text:span><text:span text:style-name="T188">26</text:span><text:span text:style-name="T143"> de </text:span><text:span text:style-name="T101">noviembre</text:span><text:span text:style-name="T143"> de 2020.</text:span> https://www.un.org/ga/search/view_doc.asp?symbol=A/RES/64/292&amp;Lang=S</text:p></text:note-body></text:note></text:span><text:span text:style-name="T192">.</text:span></text:p>
      <text:p text:style-name="P74"><text:span text:style-name="T192"><text:s/>El mismo organismo estima que en América Latina y el Caribe <text:s/>el mayor problema pasa por los sectores de la población sin correcto acceso a servicios de saneamiento antes que de agua potable. </text:span><text:span text:style-name="T193">Sin embargo, </text:span><text:span text:style-name="T192">aún el 35% de la población no cuenta con servicios hídricos gestionados de forma segura.</text:span></text:p>
      <text:p text:style-name="P74"><text:span text:style-name="T192"><text:s/></text:span><text:span text:style-name="T193">Siguiendo a Feres y Mancero, para el año 2010 de los 11 países latinoamericanos considerados por los autores, 9 de ellos incluyen el acceso al agua potable en la estimación del indicador NBI (Bolivia, Colombia, Ecuador, Guatemala, Honduras, Nicaragua, Paraguay, Uruguay y Venezuela), y dos de ellos no lo consideran en absoluto (Argentina y Perú).</text:span></text:p>
      <text:p text:style-name="P74"><text:span text:style-name="T193"><text:s/></text:span><text:span text:style-name="T194">Tanto el acceso al agua potable como las condiciones sanitarias (como la eliminación de excretas) se consideran factores que se manifiestan de forma crítica en la mortalidad infantil, estando ambos factores fuertemente relacionados a la contracción de diversas enfermedades como el cólera y la diarrea</text:span><text:span text:style-name="T194"><text:note text:id="ftn28" text:note-class="footnote"><text:note-citation>14</text:note-citation><text:note-body><text:p text:style-name="P10">“<text:span text:style-name="T101">Enfermedades transmitidas por el agua</text:span>” <text:span text:style-name="T143">Consultado el </text:span><text:span text:style-name="T188">26</text:span><text:span text:style-name="T143"> de </text:span><text:span text:style-name="T101">noviembre</text:span><text:span text:style-name="T143"> de 2020.</text:span> <text:s/>https://www.who.int/water_sanitation_health/diseases-risks/diseases/es/</text:p></text:note-body></text:note></text:span><text:span text:style-name="T194">.</text:span></text:p>
      <text:h text:style-name="P33" text:outline-level="2"><text:span text:style-name="T162">3.</text:span><text:span text:style-name="T160">2</text:span><text:span text:style-name="T162"> El indicador </text:span>NBI en Argentina</text:h>
      <text:p text:style-name="P87"><text:s/>En Argentina, el <text:span text:style-name="T137">indicador</text:span> NBI fue elaborado en cuatro oportunidades: 1980, 1991, 2001 y 2010. En el año 2000 se realizó una revisión de la metodología, considerando la diferenciación de grupos heterogéneos, identificación del carácter estructural o coyuntural de las variables analizadas y la multidimensionalidad del mismo, <text:s/>carencias de una amplia gama de aspectos de la vida de las personas.</text:p>
      <text:p text:style-name="P74"><text:span text:style-name="T204"><text:s/>En esta revisión también se resaltaba la importancia de permitir sostener la comparabilidad histórica, alegando que la modificación de los umbrales previamente definidos o la introducción de nuevos indicadores </text:span><text:span text:style-name="T205">imposibilitaría esto.</text:span><text:span text:style-name="T204"> </text:span><text:span text:style-name="T205">D</text:span><text:span text:style-name="T204">esencadenando la revisión de distintas prácticas de usuarios públicos y privados que hacen uso de los datos como criterio de asignación de recursos en programas de asistencia social y de distribución de recursos entre áreas geográficas, entre otras aplicaciones. </text:span></text:p>
      <text:p text:style-name="P88"><text:soft-page-break/><text:s/><text:span text:style-name="T163">Este tipo de problema es típico en un cambio de metodología de indices estadísticos. En última instancia los encargados de elaborar los indicadores se encuentran frente a un </text:span><text:span text:style-name="T117">trade off</text:span><text:span text:style-name="T21"> entre comparabilidad histórica y revisionismo metodológico para corregir </text:span><text:span text:style-name="T22">errores del pasado o reflejar cambios en las ponderaciones o consideraciones de la medición.</text:span></text:p>
      <text:p text:style-name="P74"><text:span text:style-name="T22"><text:s/></text:span><text:span text:style-name="T29">La metodología establecida fue utilizada para elaborar el indicador NBI en los censos 2001 y 2010. </text:span><text:span text:style-name="T206">La misma establece</text:span><text:span text:style-name="T204"> cinco aspectos que se utilizan como aproximación de las cuatro necesidades consideradas básicas. </text:span></text:p>
      <text:p text:style-name="P88"><text:s/>Un hogar va a ser catalogado como pobre por NBI en la medida de que sufra al menos una de alguna de las siguientes carencias<text:note text:id="ftn29" text:note-class="footnote"><text:note-citation>15</text:note-citation><text:note-body><text:p text:style-name="P10">“<text:span text:style-name="T195">Necesidades Básicas Insatisfechas (NBI) – Información censal del año 2010.</text:span>” <text:span text:style-name="T195">(Enero, 2014)</text:span> <text:span text:style-name="T102">Dirección Nacional de Relaciones Económicas con las Provincias (DINREP), Ministerio de Economía y Finanzas Públicas de la Nación</text:span><text:span text:style-name="T105">.</text:span></text:p></text:note-body></text:note>:</text:p>
      <text:p text:style-name="P74"><text:span text:style-name="T182">- Calidad de la vivienda (NBI I): En caso de que la vivienda no entre dentro de las categorías de casa, departamento o rancho según la clasificación de </text:span><text:span text:style-name="T118">Calidad de materiales de la vivienda</text:span><text:span text:style-name="T23"> elaborada por la Secretaría de Vivienda.</text:span></text:p>
      <text:p text:style-name="P74"><text:span text:style-name="T23">- </text:span><text:span text:style-name="T24">Inadecuado s</text:span><text:span text:style-name="T23">istema de eliminación de excretas </text:span><text:span text:style-name="T25">(NBI </text:span><text:span text:style-name="T22">II</text:span><text:span text:style-name="T25">)</text:span><text:span text:style-name="T23">: </text:span><text:span text:style-name="T24">Aquellos </text:span><text:span text:style-name="T23">hogares que no cuent</text:span><text:span text:style-name="T24">e</text:span><text:span text:style-name="T23">n con inodoro o letrina.</text:span></text:p>
      <text:p text:style-name="P88">- Hacinamiento (NBI <text:span text:style-name="T183">III</text:span>): Se considera que existe hacinamiento si en la vivienda habitan mas de tres personas por cuarto.</text:p>
      <text:p text:style-name="P74"><text:span text:style-name="T23">- Acceso a la educación </text:span><text:span text:style-name="T25">(NBI </text:span><text:span text:style-name="T22">IV</text:span><text:span text:style-name="T25">)</text:span><text:span text:style-name="T23">: Hogares que tienen algún niño en edad escolar que no asiste a la escuela.</text:span></text:p>
      <text:p text:style-name="P74"><text:span text:style-name="T23">- Capacidad económica </text:span><text:span text:style-name="T25">(NBI </text:span><text:span text:style-name="T22">V</text:span><text:span text:style-name="T25">)</text:span><text:span text:style-name="T23">: Hogares que tienen cuatro o mas personas por miembro ocupado y en los cuales el jefe de hogar tiene bajo nivel de educación.</text:span></text:p>
      <text:p text:style-name="P76"><text:span text:style-name="T25"><text:s/></text:span><text:span text:style-name="T28">Nótese que para el caso del acceso a condiciones sanitarias dignas (NBI II) se realiza una simplificación en el título y sólo se menciona la dimensión mediante la cual se la estima (Inadecuado sistema de eliminación de excretas).</text:span></text:p>
      <text:p text:style-name="P76"><text:span text:style-name="T22">Para el caso del presente trabajo nos centraremos en analizar los determinantes del indicador NBI II para la ciudad de Rosario </text:span><text:span text:style-name="T26">a nivel de radio censal</text:span><text:span text:style-name="T22">.</text:span></text:p>
      <text:p text:style-name="P89"/>
      <text:h text:style-name="P37" text:outline-level="3"><text:span text:style-name="T1">3.1.1 </text:span><text:span text:style-name="T22">R</text:span><text:span text:style-name="T1">econstrucción del indicador NBI II </text:span></text:h>
      <text:p text:style-name="P90">Si bien en las publicaciones, notas metodológicas y resultados oficiales del indicador NBI Argentina 2010 se brinda información acerca de los criterios y datos utilizados, no se especifica en dichos informes como obtener el indicador a partir de los resultados oficiales del CENSO 2010 publicados en la base de datos REDATAM.</text:p>
      <text:p text:style-name="P74"><text:span text:style-name="T207">A pesar de esto, a partir de un análisis de la encuesta </text:span><text:span text:style-name="T208">d</text:span><text:span text:style-name="T207">el censo </text:span><text:span text:style-name="T208">y utilizando como respaldo los resultados oficiales, </text:span><text:span text:style-name="T207">pudo reconstruirse </text:span><text:span text:style-name="T160">la dimensión de </text:span><text:span text:style-name="T119">“Condiciones Sanitarias”</text:span><text:span text:style-name="T160"> </text:span><text:span text:style-name="T207">utilizando los datos crudos </text:span><text:span text:style-name="T185">del censo</text:span><text:span text:style-name="T207">.</text:span></text:p>
      <text:p text:style-name="P91"><text:soft-page-break/>La base de datos en donde se puede acceder a los resultados del censo Argentina 2010 cuenta con un mecanismo de filtrado que permite establecer condiciones mediante una sint<text:span text:style-name="T160">a</text:span>xis particular de la <text:span text:style-name="T184">misma base </text:span>y de esta forma filtrar <text:span text:style-name="T184">y agregar</text:span> los resultados. A lo largo de este trabajo se dejará constancia de todos los filtros utilizados en la sintaxis de REDATAM <text:s/>que permitieron obtener los resultados parciales y totales, de <text:span text:style-name="T185">esta </text:span>manera el lector pued<text:span text:style-name="T185">e</text:span> corroborar <text:span text:style-name="T185">la </text:span>veracidad <text:span text:style-name="T185">de los mismos</text:span>. </text:p>
      <text:p text:style-name="P92">Las preguntas utilizadas hacen referencia a la encuesta </text:p>
      <text:p text:style-name="P93">El criterio utilizado para el indicador NBI II expuesto en el apartado anterior hace referencia a la pregunta H10, a saber:</text:p>
      <text:p text:style-name="P74"><text:span text:style-name="T48">H10 - </text:span><text:span text:style-name="T186">Este hogar, ¿tiene baño / letrina?</text:span></text:p>
      <text:list xml:id="list118515615" text:style-name="L1">
        <text:list-item>
          <text:p text:style-name="P77">Si</text:p>
        </text:list-item>
        <text:list-item>
          <text:p text:style-name="P94">No</text:p>
        </text:list-item>
      </text:list>
      <text:p text:style-name="P95">En la tabla 1 pueden compararse, para cada provincia, los resultados oficiales publicados y los resultados obtenidos <text:span text:style-name="T187">al</text:span> aplicar el filtro <text:s/><text:span text:style-name="T106">HOGAR.H10 = 2</text:span><text:span text:style-name="T1">, es decir, todos aquellos hogares cuya respuesta a la pregunta H10 fue “N</text:span><text:span text:style-name="T27">o</text:span><text:span text:style-name="T1">”.</text:span></text:p>
      <text:p text:style-name="P74"><draw:frame draw:style-name="fr1" draw:name="Objeto1" text:anchor-type="paragraph" svg:width="19.082cm" svg:height="6.371cm" draw:z-index="0"><draw:object xlink:href="./Object 2" xlink:type="simple" xlink:show="embed" xlink:actuate="onLoad"/><draw:image xlink:href="./ObjectReplacements/Object 2" xlink:type="simple" xlink:show="embed" xlink:actuate="onLoad"/><svg:desc>OLE-object</svg:desc></draw:frame></text:p>
      <text:p text:style-name="P96">Se extrae de estos resultados que en base a la concordancia del filtro aplicado con la metodología descripta para el indicador NBI II en el apartado 3.<text:span text:style-name="T195">2</text:span> y los resultados oficiales publicados, resulta razonable asumir que estos fueron construidos de la misma forma. </text:p>
      <text:p text:style-name="P99"><text:span text:style-name="T16">Podemos entender al valor en hogares del indicador NBI </text:span><text:span text:style-name="T17">como la sumatoria de el mismo <text:s/>filtro aplicado a </text:span><text:span text:style-name="T18">las </text:span><text:span text:style-name="T17">regiones de menor agregación que componen cada provincia (departamentos, </text:span><text:span text:style-name="T18">fracciones y </text:span><text:span text:style-name="T17">radios censales, etc) </text:span><text:span text:style-name="T19">este</text:span><text:span text:style-name="T17"> puede utilizarse para obtener el indicador NBI II en </text:span><text:span text:style-name="T18">otros niveles de agregación.</text:span><text:span text:style-name="T17"> En nuestro caso y como</text:span><text:span text:style-name="T20"> se muestra en la figura 1, estos serán </text:span><text:span text:style-name="T19">los</text:span><text:span text:style-name="T20"> radios censales de la ciudad de Rosario.</text:span></text:p>
      <text:p text:style-name="P99"><text:span text:style-name="T20"/></text:p>
      <text:h text:style-name="P28" text:outline-level="2"><text:soft-page-break/><text:span text:style-name="T162">3.2 </text:span>Criterios de medición en países de Latinoamérica</text:h>
      <text:p text:style-name="P73"><text:span text:style-name="T96"><text:s/></text:span><text:span text:style-name="T97">Como </text:span><text:span text:style-name="T98">se mencionó anteriormente</text:span><text:span text:style-name="T97">, existe un cierto consenso sobre las necesidades básicas factibles de ser medidas a la hora de elaborarlo, aunque las dimensiones y variables censales que reflejen tales carencias pueden diferir sustancialmente entre distintas poblaciones. Esto hace que, si</text:span><text:span text:style-name="T96"> bien conceptualmente el criterio puede considerarse homogéneo entre países, metodológicamente resulta difícil encontrar una concordancia plena entre </text:span><text:span text:style-name="T99">las pautas adoptadas,</text:span><text:span text:style-name="T88"> ya que </text:span><text:span text:style-name="T89">la</text:span><text:span text:style-name="T90">s</text:span><text:span text:style-name="T89"> </text:span><text:span text:style-name="T90">maneras</text:span><text:span text:style-name="T89"> de satisfacer </text:span><text:span text:style-name="T91">estas necesidades</text:span><text:span text:style-name="T88"> se ven modificadas e</text:span><text:span text:style-name="T91">ntre </text:span><text:span text:style-name="T88">distintas poblaciones y reflejan a su vez las formas que tienen los individuos de relacionarse con su ambiente. Mas aún, los principios que resulten apropiados para cuantificar dichas necesidades pueden diferir entre un país y otro, e incluso dentro de un mismo país.</text:span></text:p>
      <text:p text:style-name="P56"><text:s/>Es por esto que <text:span text:style-name="T211">los</text:span> países de Latinoam<text:span text:style-name="T209">ericanos</text:span> <text:span text:style-name="T210">han considerado diversas perspectivas <text:s/>a la hora de elaborar el indicador NBI en cada caso. Una de las principales diferencias que se evidencian a partir de la comparación tiene que ver con la aplicación de criterios diferenciales para las zonas rurales y urbanas. Por ejemplo, el concepto de calidad de vivienda en un ambiente rural, considerando materiales de construcción y calidad de los mismos, puede diferir mucho de una zona rural a una urbana, o de la región noroeste de nuestro país (seca y montañosa) a las regiones del litoral, en donde la disponibilidad de materiales, temperatura y condiciones climáticas hacen que los estándares de lo que puede considerarse una “vivienda digna” sean sustancialmente distintos. </text:span></text:p>
      <text:p text:style-name="P56"><text:span text:style-name="T210"><text:s/>Un caso paradigmático en este aspecto es el de Colombia, en donde la diferenciación no se hace por áreas rurales o urbanas, sino por C</text:span><text:span text:style-name="T120">abeceras municipales</text:span><text:span text:style-name="T210"> y R</text:span><text:span text:style-name="T120">esto de los municipios</text:span><text:span text:style-name="T210">. Se asume que en este país las diferencias entre las dos clasificaciones son lo suficientemente acentuadas como para asumir este criterio.</text:span></text:p>
      <text:p text:style-name="P56"><text:s/><text:span text:style-name="T211">Se desprende de esto último que el conjunto de bienes que el indicador busca medir para determinarla satisfacción o insatisfacción de las necesidades básicas no será homogéneo de una población a otra, y estará determinado por todas las condiciones que definen a la vida de esta.</text:span></text:p>
      <text:p text:style-name="P56"><text:s/><text:span text:style-name="T210">Siguiendo la clasificación realizada por Feres y Mancero se consideran 11 países latinoamericanos que elaboran el indicador NBI: Argentina, Bolivia, Colombia, Ecuador, Guatemala, Honduras, Nicaragua, Paraguay, Perú, Uruguay y Venezuela.</text:span></text:p>
      <text:p text:style-name="P57">Encontramos seis dimensiones que se utilizan como estimadores de las cuatro necesidades consideradas como básicas, estas son:</text:p>
      <table:table table:name="Tabla1" table:style-name="Tabla1">
        <table:table-column table:style-name="Tabla1.A"/>
        <table:table-column table:style-name="Tabla1.B"/>
        <table:table-row table:style-name="TableLine94002269821040">
          <table:table-cell table:style-name="Tabla1.A1" office:value-type="string">
            <text:p text:style-name="P42">Necesidades</text:p>
          </table:table-cell>
          <table:table-cell table:style-name="Tabla1.B1" office:value-type="string">
            <text:p text:style-name="P42">Dimensiones</text:p>
          </table:table-cell>
        </table:table-row>
        <table:table-row table:style-name="TableLine94002193003632">
          <table:table-cell table:style-name="Tabla1.A2" table:number-rows-spanned="2" office:value-type="string">
            <text:p text:style-name="P58"><text:span text:style-name="T222">A</text:span>cceso a la vivienda</text:p>
          </table:table-cell>
          <table:table-cell table:style-name="Tabla1.B2" office:value-type="string">
            <text:p text:style-name="P41">Calidad de la vivienda</text:p>
          </table:table-cell>
        </table:table-row>
        <table:table-row table:style-name="TableLine94002143920032">
          <table:covered-table-cell/>
          <table:table-cell table:style-name="Tabla1.B2" office:value-type="string">
            <text:p text:style-name="P41">Hacinamiento</text:p>
          </table:table-cell>
        </table:table-row>
        <table:table-row table:style-name="TableLine94002258702000">
          <table:table-cell table:style-name="Tabla1.A2" table:number-rows-spanned="2" office:value-type="string">
            <text:p text:style-name="P58"><text:span text:style-name="T222">A</text:span>cceso a servicios sanitarios</text:p>
          </table:table-cell>
          <table:table-cell table:style-name="Tabla1.B2" office:value-type="string">
            <text:p text:style-name="P41">Disponibilidad de agua potable</text:p>
          </table:table-cell>
        </table:table-row>
        <table:table-row table:style-name="TableLine94002157844704">
          <table:covered-table-cell/>
          <table:table-cell table:style-name="Tabla1.B2" office:value-type="string">
            <text:p text:style-name="P41">Sistema de eliminación de excretas</text:p>
          </table:table-cell>
        </table:table-row>
        <text:soft-page-break/>
        <table:table-row table:style-name="TableLine94002034787696">
          <table:table-cell table:style-name="Tabla1.A2" office:value-type="string">
            <text:p text:style-name="P58"><text:span text:style-name="T222">A</text:span>cceso a la educación</text:p>
          </table:table-cell>
          <table:table-cell table:style-name="Tabla1.B2" office:value-type="string">
            <text:p text:style-name="P41">Educación</text:p>
          </table:table-cell>
        </table:table-row>
        <table:table-row table:style-name="TableLine94002308687408">
          <table:table-cell table:style-name="Tabla1.A2" office:value-type="string">
            <text:p text:style-name="P58"><text:span text:style-name="T222">C</text:span>apacidad económica</text:p>
          </table:table-cell>
          <table:table-cell table:style-name="Tabla1.B2" office:value-type="string">
            <text:p text:style-name="P41">Capacidad económica</text:p>
          </table:table-cell>
        </table:table-row>
      </table:table>
      <text:p text:style-name="P56"/>
      <text:p text:style-name="P59">Adem<text:span text:style-name="T223">á</text:span>s de estos seis, Bolivia incluye dentro de los criterios a la disponibilidad de insumos energéticos, el acceso a <text:span text:style-name="T222">servicios de </text:span>salud y <text:span text:style-name="T224">a la </text:span>seguridad social.</text:p>
      <text:p text:style-name="P59"><text:s/><text:span text:style-name="T225">Feres y Mancero exponen claramente las diferencias metodológicas entre los distintos países, dejando en evidencia, entre otras cosas, cuales aplican criterios mas exigentes en lo que a requerimientos de información se refiere, y cuales son mas laxos en este sentido.</text:span></text:p>
      <text:p text:style-name="P46"><text:span text:style-name="T226"><text:s/>En base a la investigación de estos autores se eligió a Uruguay como país modelo, cuya metodología se buscó replicar para la ciudad de Rosario. </text:span><text:span text:style-name="T36"><text:s/></text:span><text:span text:style-name="T37">En el </text:span><text:span text:style-name="T47">siguiente </text:span><text:span text:style-name="T37">cuadro se exponen las principales diferencias de las dos metodologías en consideración.</text:span></text:p>
      <table:table table:name="Tabla2" table:style-name="Tabla2">
        <table:table-column table:style-name="Tabla2.A"/>
        <table:table-column table:style-name="Tabla2.B"/>
        <table:table-column table:style-name="Tabla2.C"/>
        <table:table-row table:style-name="TableLine94002130413712">
          <table:table-cell table:style-name="Tabla2.A1" office:value-type="string">
            <text:p text:style-name="P43">País de origen</text:p>
          </table:table-cell>
          <table:table-cell table:style-name="Tabla2.A1" office:value-type="string">
            <text:p text:style-name="P41">Disponibilidad de agua potable</text:p>
          </table:table-cell>
          <table:table-cell table:style-name="Tabla2.C1" office:value-type="string">
            <text:p text:style-name="P41">Sistema de eliminación de excretas</text:p>
          </table:table-cell>
        </table:table-row>
        <table:table-row table:style-name="TableLine94002257141216">
          <table:table-cell table:style-name="Tabla2.A2" office:value-type="string">
            <text:p text:style-name="P43">Argentina</text:p>
          </table:table-cell>
          <table:table-cell table:style-name="Tabla2.A2" office:value-type="string">
            <text:p text:style-name="P43">No se considera</text:p>
          </table:table-cell>
          <table:table-cell table:style-name="Tabla2.C2" office:value-type="string">
            <text:p text:style-name="P46"><text:span text:style-name="T24">Aquellos </text:span><text:span text:style-name="T23">hogares que no cuent</text:span><text:span text:style-name="T24">e</text:span><text:span text:style-name="T23">n con inodoro o letrina.</text:span></text:p>
          </table:table-cell>
        </table:table-row>
        <table:table-row table:style-name="TableLine94002103891664">
          <table:table-cell table:style-name="Tabla2.A2" office:value-type="string">
            <text:p text:style-name="P43">Uruguay</text:p>
          </table:table-cell>
          <table:table-cell table:style-name="Tabla2.A2" office:value-type="string">
            <text:p text:style-name="P44"><text:span text:style-name="Emphasis"><text:span text:style-name="T227">Un hogar particular tendrá una necesidad básica insatisfecha con relación al abastecimiento de agua potable si esta no llega por cañería dentro de la vivienda o si, en caso de que lo haga, el origen no sea red general ni pozo surgente protegido.</text:span></text:span></text:p>
          </table:table-cell>
          <table:table-cell table:style-name="Tabla2.C2" office:value-type="string">
            <text:p text:style-name="P44"><text:span text:style-name="Emphasis"><text:span text:style-name="T237">Un hogar particular tendrá necesidades básicas insatisfechas en saneamiento si cumple al menos una de las siguientes condiciones: a) no accede a baño; b) accediendo, su uso no es exclusivo del hogar o; c) la evacuación del servicio sanitario no es a red general, fosa séptica o pozo negro.</text:span></text:span></text:p>
          </table:table-cell>
        </table:table-row>
      </table:table>
      <text:p text:style-name="P46"/>
      <text:p text:style-name="P60"><text:s/>En el caso de la metodología de Uruguay, esta no es la considerada por Feres y Mancero ya que su trabajo data del año 2001. En nuestro caso se decidió utilizar la versión mas actualizada de la misma, que se corresponde con la elaborada para el indicador NBI del censo Uruguay 2011.</text:p>
      <text:h text:style-name="P34" text:outline-level="3">3.2.1 <text:span text:style-name="T245">Comparación metodológica</text:span></text:h>
      <text:p text:style-name="P61">Considerando como parámetro los requerimientos de información, y como se demostró en la reconstrucción para el censo de Argentina, el indicador puede construirse a partir de una sola pregunta del cuestionario del CENSO Argentina 2010.</text:p>
      <text:p text:style-name="P62"><text:span text:style-name="T246">C</text:span>omo ver<text:span text:style-name="T247">e</text:span>mos mas adelante, la metodología de Uruguay <text:span text:style-name="T248">hace uso de 5 preguntas del CENSO 2011 de su país, siendo en el sentido aquí expuesto un indicador de mayor complejidad. </text:span></text:p>
      <text:p text:style-name="P63">Disponibilidad de agua potable</text:p>
      <text:p text:style-name="P46"><text:soft-page-break/><text:span text:style-name="T37">Para el caso de </text:span><text:span text:style-name="T121">“Disponibilidad de agua potable”</text:span><text:span text:style-name="T37"> </text:span><text:span text:style-name="T47">los códigos de </text:span><text:span text:style-name="T37">las preguntas utilizadas son las VivDV05 y VivDV06</text:span><text:span text:style-name="T38"> </text:span><text:span text:style-name="T39">del censo Uruguay 2011.</text:span></text:p>
      <text:p text:style-name="P46"><text:span text:style-name="T49">VivDV05 - </text:span><text:span text:style-name="T38">¿Cuál es el origen del agua utilizada para beber y cocinar?</text:span></text:p>
      <text:list xml:id="list388051907" text:style-name="L3">
        <text:list-item>
          <text:p text:style-name="P64"><text:span text:style-name="T38">OSE o red general</text:span><text:span text:style-name="T38"><text:note text:id="ftn14" text:note-class="footnote"><text:note-citation>16</text:note-citation><text:note-body><text:p text:style-name="P20">La<text:span text:style-name="T87"> sigla OSE se refiere a “Obras Sanitarias del Estado” </text:span><text:span text:style-name="T82">la empresa pública del estado encargada de del abastecimiento de agua potable y saneamiento de todo el país.</text:span></text:p></text:note-body></text:note></text:span></text:p>
        </text:list-item>
        <text:list-item>
          <text:p text:style-name="P47">Pozo surgente protegido</text:p>
        </text:list-item>
        <text:list-item>
          <text:p text:style-name="P47">Pozo surgente no protegido</text:p>
        </text:list-item>
        <text:list-item>
          <text:p text:style-name="P47">Aljibe</text:p>
        </text:list-item>
        <text:list-item>
          <text:p text:style-name="P64"><text:span text:style-name="T38">Cachimba</text:span><text:span text:style-name="T38"><text:note text:id="ftn0" text:note-class="footnote"><text:note-citation>17</text:note-citation><text:note-body><text:p text:style-name="P21">Cachimba se entiende por aljibe.</text:p></text:note-body></text:note></text:span></text:p>
        </text:list-item>
        <text:list-item>
          <text:p text:style-name="P47">Arroyo, río</text:p>
        </text:list-item>
        <text:list-item>
          <text:p text:style-name="P47">Otro</text:p>
        </text:list-item>
      </text:list>
      <text:p text:style-name="P65"><text:span text:style-name="T49">VivDV06 - </text:span><text:span text:style-name="T38">¿Cómo llega el agua a la vivienda?</text:span></text:p>
      <text:list xml:id="list2674407272" text:style-name="L14">
        <text:list-item>
          <text:p text:style-name="P48">Por cañería dentro de la vivienda</text:p>
        </text:list-item>
        <text:list-item>
          <text:p text:style-name="P48">Por cañería fuera de la vivienda</text:p>
        </text:list-item>
        <text:list-item>
          <text:p text:style-name="P48">A menos de 100m de distancia</text:p>
        </text:list-item>
        <text:list-item>
          <text:p text:style-name="P48">A más de 100m de distancia</text:p>
        </text:list-item>
        <text:list-item>
          <text:p text:style-name="P48">Por otros medios</text:p>
        </text:list-item>
      </text:list>
      <text:p text:style-name="P66"><text:span text:style-name="T38">Consideramos a estas preguntas equivalentes a las </text:span><text:span text:style-name="T122">H08</text:span><text:span text:style-name="T38"> para </text:span><text:span text:style-name="T122">VivDV06</text:span><text:span text:style-name="T38"> y </text:span><text:span text:style-name="T122">H09 </text:span><text:span text:style-name="T38">para </text:span><text:span text:style-name="T122">VivDV05</text:span><text:span text:style-name="T38"> del CENSO 2010 de Argentina.</text:span></text:p>
      <text:p text:style-name="P67"><text:span text:style-name="T49">H09 - </text:span><text:span text:style-name="T38">El agua que usa, ¿proviene de...</text:span></text:p>
      <text:list xml:id="list2712277815" text:style-name="L15">
        <text:list-item>
          <text:p text:style-name="P49">red pública?</text:p>
        </text:list-item>
        <text:list-item>
          <text:p text:style-name="P49">perforación con bomba a motor?</text:p>
        </text:list-item>
        <text:list-item>
          <text:p text:style-name="P49">perforación con bomba manual?</text:p>
        </text:list-item>
        <text:list-item>
          <text:p text:style-name="P49">pozo?</text:p>
        </text:list-item>
        <text:list-item>
          <text:p text:style-name="P49">transporte por cisterna?</text:p>
        </text:list-item>
        <text:list-item>
          <text:p text:style-name="P49">agua de lluvia, río, canal, arroyo o acequia?</text:p>
        </text:list-item>
      </text:list>
      <text:p text:style-name="P67"><text:span text:style-name="T49">H08 - </text:span><text:span text:style-name="T38">¿Tiene agua...</text:span></text:p>
      <text:list xml:id="list2914858255" text:style-name="L16">
        <text:list-item>
          <text:p text:style-name="P50">por cañería dentro de la vivienda?</text:p>
        </text:list-item>
        <text:list-item>
          <text:p text:style-name="P50">fuera de la vivienda pero dentro del terreno?</text:p>
        </text:list-item>
        <text:list-item>
          <text:p text:style-name="P50"><text:soft-page-break/>fuera del terreno?</text:p>
        </text:list-item>
      </text:list>
      <text:p text:style-name="P68"><text:span text:style-name="T38">A</text:span><text:span text:style-name="T1">nalizando en profundidad el criterio de </text:span><text:span text:style-name="T123">Disponibilidad de agua potable</text:span><text:span text:style-name="T40"> </text:span><text:span text:style-name="T1">utilizado por Uruguay, vemos que en la primer parte del enunciado se hace referencia a la pregunta VivDV06.</text:span></text:p>
      <text:p text:style-name="P68"><text:span text:style-name="T106"><text:s text:c="2"/>“</text:span><text:span text:style-name="Emphasis"><text:span text:style-name="T239">Un hogar particular tendrá una necesidad básica insatisfecha con relación al abastecimiento de agua potable si esta no llega por cañería dentro de la vivienda (...)”</text:span></text:span></text:p>
      <text:p text:style-name="P68"><text:span text:style-name="Emphasis"><text:span text:style-name="T227">De esta forma quedan excluidos todos aquellos hogares que hayan respondido alguna opción distinta de </text:span></text:span><text:span text:style-name="Emphasis"><text:span text:style-name="T239">“Por cañería dentro de la vivienda”</text:span></text:span><text:span text:style-name="Emphasis"><text:span text:style-name="T227"> (opción 1) a la pregunta VivDV06. </text:span></text:span><text:span text:style-name="Emphasis"><text:span text:style-name="T228">S</text:span></text:span><text:span text:style-name="Emphasis"><text:span text:style-name="T227">i bien en la pregunta que consideramos equivalente del censo Argentina 2010 </text:span></text:span><text:span text:style-name="Emphasis"><text:span text:style-name="T229">(</text:span></text:span><text:span text:style-name="Emphasis"><text:span text:style-name="T240">H08</text:span></text:span><text:span text:style-name="Emphasis"><text:span text:style-name="T229">)</text:span></text:span><text:span text:style-name="Emphasis"><text:span text:style-name="T227"> hay menos opciones </text:span></text:span><text:span text:style-name="Emphasis"><text:span text:style-name="T230">esta diferencia no hace inconsistente la aplicación de la metodología</text:span></text:span><text:span text:style-name="Emphasis"><text:span text:style-name="T227"> ya que al responder cualquier opción distinta de la </text:span></text:span><text:span text:style-name="Emphasis"><text:span text:style-name="T229">primera </text:span></text:span><text:span text:style-name="Emphasis"><text:span text:style-name="T230">el hogar</text:span></text:span><text:span text:style-name="Emphasis"><text:span text:style-name="T227"> ya es considerado como NBI.</text:span></text:span></text:p>
      <text:p text:style-name="P68"><text:span text:style-name="Emphasis"><text:span text:style-name="T231">El enunciado contin</text:span></text:span><text:span text:style-name="Emphasis"><text:span text:style-name="T232">ú</text:span></text:span><text:span text:style-name="Emphasis"><text:span text:style-name="T231">a estableciendo una restricción adicional para aquellos hogares que no hayan sido excluidos ya por la primer condición:</text:span></text:span></text:p>
      <text:p text:style-name="P68"><text:span text:style-name="Emphasis"><text:span text:style-name="T231"><text:s/></text:span></text:span><text:span text:style-name="Emphasis"><text:span text:style-name="T241"><text:s/>“(...) </text:span></text:span><text:span text:style-name="Emphasis"><text:span text:style-name="T239">o si, en caso de que lo haga, </text:span></text:span><text:span text:style-name="Emphasis"><text:span text:style-name="T241">el origen no sea red general ni pozo surgente protegido.”</text:span></text:span></text:p>
      <text:p text:style-name="P68"><text:span text:style-name="Emphasis"><text:span text:style-name="T231">Es decir, que los hogares </text:span></text:span><text:span text:style-name="Emphasis"><text:span text:style-name="T233">en donde</text:span></text:span><text:span text:style-name="Emphasis"><text:span text:style-name="T231"> el agua llega por cañerías dentro de la vivienda </text:span></text:span><text:span text:style-name="Emphasis"><text:span text:style-name="T234">pero el origen de la misma no es red pública </text:span></text:span><text:span text:style-name="Emphasis"><text:span text:style-name="T233">ni</text:span></text:span><text:span text:style-name="Emphasis"><text:span text:style-name="T234"> pozo surgente protegido, serán considerados con NBI.</text:span></text:span></text:p>
      <text:p text:style-name="P46"><text:span text:style-name="Emphasis"><text:span text:style-name="T234"><text:s/>Una aclaración debe ser hecha sobre la definición de </text:span></text:span><text:span text:style-name="Emphasis"><text:span text:style-name="T242">“pozo surgente”</text:span></text:span><text:span text:style-name="Emphasis"><text:span text:style-name="T234">. </text:span></text:span><text:span text:style-name="Emphasis"><text:span text:style-name="T235">Esta </text:span></text:span><text:span text:style-name="T249">es una denominación común en el Uruguay para los pozos perforados. Se refiere a aquellos pozos utilizados para acceder al agua de las napas subterraneas. Un </text:span><text:span text:style-name="T41">pozo surgente </text:span><text:span text:style-name="T124">protegido</text:span><text:span text:style-name="T250"> se refiere a aquel que cuenta con paredes impermeabilizadas o con una construcción que lo contenga. En el caso de que sea </text:span><text:span text:style-name="T124">no protegido</text:span><text:span text:style-name="T41"> </text:span><text:span text:style-name="T42">este</text:span><text:span text:style-name="T41"> no cuenta con ninguna estructura ni revestimiento</text:span><text:span text:style-name="T41"><text:note text:id="ftn1" text:note-class="footnote"><text:note-citation>18</text:note-citation><text:note-body><text:p text:style-name="P22">http://www.uruguay-ciencia.com/articulos/UC11/Agua_subterranea1_UC11.pdf</text:p></text:note-body></text:note></text:span></text:p>
      <text:p text:style-name="P46"><text:span text:style-name="T41"><text:s/></text:span><text:span text:style-name="T43">Echando</text:span><text:span text:style-name="T41"> luz sobre este punto puede </text:span><text:span text:style-name="T44">verse </text:span><text:span text:style-name="T41">como las opciones que corresponden a la definición de “pozo surgente protegido” en la pregunta </text:span><text:span text:style-name="T124">H09</text:span><text:span text:style-name="T41"> del Censo Argentina 2010 son </text:span><text:span text:style-name="T124">“perforación con bomba a motor”</text:span><text:span text:style-name="T41"> y </text:span><text:span text:style-name="T124">“perforación con bomba manual”</text:span><text:span text:style-name="T41"> ya que los dispositivos que ambas soluciones requieren implican un revestimiento o entubamiento del pozo que permita generar la presión suficiente como para extraer el agua.</text:span><text:span text:style-name="T41"><text:note text:id="ftn2" text:note-class="footnote"><text:note-citation>19</text:note-citation><text:note-body><text:p text:style-name="P22">Esto necesita una cita <text:span text:style-name="T251">o fundamento aparte del común entendimiento de las bombas de agua</text:span></text:p></text:note-body></text:note></text:span></text:p>
      <text:p text:style-name="P46"><text:span text:style-name="T41"><text:s/></text:span><text:span text:style-name="T45">Considerando las preguntas del Censo Argentina 2010, el criterio de </text:span><text:span text:style-name="T125">Disponibilidad de agua potable</text:span><text:span text:style-name="T45"> </text:span><text:span text:style-name="T44">ut</text:span><text:span text:style-name="T47">i</text:span><text:span text:style-name="T44">lizado</text:span><text:span text:style-name="T45"> por la metodología de Uruguay quedaría definido como sigue:</text:span></text:p>
      <text:p text:style-name="P69">El <text:span text:style-name="Emphasis"><text:span text:style-name="T227">hogar particular tendrá una necesidad básica insatisfecha con relación al abastecimiento de agua potable si la pregunta H08 es respondida con una opción distinta de </text:span></text:span><text:span text:style-name="Emphasis"><text:span text:style-name="T239">“por cañería dentro de la vivienda”</text:span></text:span><text:span text:style-name="Emphasis"><text:span text:style-name="T227"> o si la pregunta H09 es respondida con alguna opción distinta de </text:span></text:span><text:span text:style-name="Emphasis"><text:span text:style-name="T239">“red pública”</text:span></text:span><text:span text:style-name="Emphasis"><text:span text:style-name="T227">, </text:span></text:span><text:span text:style-name="Emphasis"><text:span text:style-name="T239">“perforación con bomba a motor”</text:span></text:span><text:span text:style-name="Emphasis"><text:span text:style-name="T227"> o </text:span></text:span><text:span text:style-name="Emphasis"><text:span text:style-name="T239">“perforación con bomba manual”</text:span></text:span><text:span text:style-name="Emphasis"><text:span text:style-name="T227">.</text:span></text:span></text:p>
      <text:p text:style-name="P69"><text:span text:style-name="Emphasis"><text:span text:style-name="T227"><text:s/></text:span></text:span><text:span text:style-name="Emphasis"><text:span text:style-name="T236">El filtro de la base de datos REDATAM </text:span></text:span><text:span text:style-name="Emphasis"><text:span text:style-name="T228">que aplica a este criterio es el siguiente</text:span></text:span><text:span text:style-name="Emphasis"><text:span text:style-name="T236">:</text:span></text:span></text:p>
      <text:p text:style-name="P69"><text:span text:style-name="Emphasis"><text:span text:style-name="T243">HOGAR.H08 &lt;&gt; 1 OR HOGAR.H09 &gt; 3</text:span></text:span></text:p>
      <text:p text:style-name="P63"><text:soft-page-break/>Sistema de eliminación de excretas</text:p>
      <text:p text:style-name="P46"><text:span text:style-name="T44">P</text:span><text:span text:style-name="T37">ara el caso de </text:span><text:span text:style-name="T121">“</text:span><text:span text:style-name="T123">Sistema de eliminación de excretas</text:span><text:span text:style-name="T121">”</text:span><text:span text:style-name="T37">,</text:span><text:span text:style-name="T46"> como se observa en la tabla 2, la metodología de Uruguay establece tres condiciones y aclara que el hogar será considerado como NBI si no cumple con alguna de ellas. Estas son:</text:span></text:p>
      <text:list xml:id="list755541200" text:style-name="L17">
        <text:list-item>
          <text:p text:style-name="P45"><text:span text:style-name="Emphasis"><text:span text:style-name="T238">no accede a baño</text:span></text:span></text:p>
        </text:list-item>
        <text:list-item>
          <text:p text:style-name="P45"><text:span text:style-name="Emphasis"><text:span text:style-name="T238">accediendo, su uso no es exclusivo del hogar</text:span></text:span></text:p>
        </text:list-item>
        <text:list-item>
          <text:p text:style-name="P45"><text:span text:style-name="Emphasis"><text:span text:style-name="T238">la evacuación del servicio sanitario no es a red general, fosa séptica o pozo negro.</text:span></text:span></text:p>
        </text:list-item>
      </text:list>
      <text:p text:style-name="P46"><text:span text:style-name="T252">Para aplicar este criterio </text:span><text:span text:style-name="T37">las preguntas </text:span><text:span text:style-name="T46">del censo Uruguay 2011 </text:span><text:span text:style-name="T37">utilizadas </text:span><text:span text:style-name="T46">fueron:</text:span><text:span text:style-name="T38"> </text:span></text:p>
      <text:p text:style-name="P46"><text:span text:style-name="T49">HogSH01 - </text:span><text:span text:style-name="T38">¿Este hogar dispone de baño en esta vivienda?</text:span></text:p>
      <text:list xml:id="list3658217053" text:style-name="L18">
        <text:list-item>
          <text:p text:style-name="P39"><text:span text:style-name="T38">Sí, con </text:span>cisterna</text:p>
        </text:list-item>
        <text:list-item>
          <text:p text:style-name="P51">Sí, sin cisterna</text:p>
        </text:list-item>
        <text:list-item>
          <text:p text:style-name="P51">No</text:p>
        </text:list-item>
      </text:list>
      <text:p text:style-name="P70"><text:span text:style-name="T49">HogSH02 - </text:span><text:span text:style-name="T38">El baño es:</text:span></text:p>
      <text:list xml:id="list2106900532" text:style-name="L19">
        <text:list-item>
          <text:p text:style-name="P52">De uso exclusivo del hogar</text:p>
        </text:list-item>
        <text:list-item>
          <text:p text:style-name="P52">Compartido con otros hogares</text:p>
        </text:list-item>
      </text:list>
      <text:p text:style-name="P70"><text:span text:style-name="T49">HogSH03</text:span><text:span text:style-name="T50"> - </text:span><text:span text:style-name="T38">La evacuación se realiza a:</text:span></text:p>
      <text:list xml:id="list536595578" text:style-name="L20">
        <text:list-item>
          <text:p text:style-name="P53">Red general</text:p>
        </text:list-item>
        <text:list-item>
          <text:p text:style-name="P53">Fosa séptica, pozo negro</text:p>
        </text:list-item>
        <text:list-item>
          <text:p text:style-name="P53">Entubado hacia el arroyo</text:p>
        </text:list-item>
        <text:list-item>
          <text:p text:style-name="P53">Otro (superficie, hueco en el suelo)</text:p>
        </text:list-item>
      </text:list>
      <text:p text:style-name="P54">Las preguntas equivalentes de la encuesta de censo Argentina 2010 son las siguientes:</text:p>
      <text:p text:style-name="P73"><text:span text:style-name="Strong_20_Emphasis"><text:span text:style-name="T215">H10 - </text:span></text:span><text:span text:style-name="T216">Este hogar, ¿tiene baño / letrina?</text:span></text:p>
      <text:list xml:id="list1195471405" text:style-name="L21">
        <text:list-item>
          <text:p text:style-name="P104">Si</text:p>
        </text:list-item>
        <text:list-item>
          <text:p text:style-name="P104">No</text:p>
        </text:list-item>
      </text:list>
      <text:p text:style-name="P73"><text:span text:style-name="Strong_20_Emphasis"><text:span text:style-name="T217">H12 - </text:span></text:span><text:span text:style-name="T218">El desagüe del inodoro, ¿es...</text:span></text:p>
      <text:list xml:id="list2360634828" text:style-name="L22">
        <text:list-item>
          <text:p text:style-name="P105">a red pública (cloaca)?</text:p>
        </text:list-item>
        <text:list-item>
          <text:p text:style-name="P105">a cámara séptica y pozo ciego?</text:p>
        </text:list-item>
        <text:list-item>
          <text:p text:style-name="P105">sólo a pozo ciego?</text:p>
        </text:list-item>
        <text:list-item>
          <text:p text:style-name="P105">a hoyo, excavación en la tierra, etc.?</text:p>
        </text:list-item>
      </text:list>
      <text:p text:style-name="P73"><text:span text:style-name="Strong_20_Emphasis"><text:span text:style-name="T217">H13 - </text:span></text:span><text:span text:style-name="T218">El baño / letrina, ¿es...</text:span></text:p>
      <text:list xml:id="list907085192" text:style-name="L23">
        <text:list-item>
          <text:p text:style-name="P106">usado sólo por este hogar?</text:p>
        </text:list-item>
        <text:list-item>
          <text:p text:style-name="P106"><text:soft-page-break/>compartido con otros hogares?</text:p>
        </text:list-item>
      </text:list>
      <text:p text:style-name="P71">Los requerimientos de información que se plantean en la definición de la metodología de Uruguay se satisfacen directamente con las preguntas presentadas del censo Argentina 2010, permitiendo que la equivalencia sea prácticamente directa.</text:p>
      <text:p text:style-name="P71">En la pregunta HogSH01 se hace referencia a la tenencia o no de sisterna por parte del hogar, pero esta información no es excluyente para el criterio que se busca aplicar, con lo cual ese tipo de información es redundante, ya que el hogar será excluido de la categoría de NBI independientemente de que el baño con el que cuenta tenga o no sisterna. </text:p>
      <text:p text:style-name="P71">De esta forma, considerando las preguntas equivalentes del censo Argentina 2010, el criterio de “Sistema de eliminación de excretas” propuesto en la metodología NBI Uruguay 2011 quea definido como sigue:</text:p>
      <text:p text:style-name="P71"><text:s/><text:span text:style-name="T106">Un hogar tendrá necesidades básicas insatisfechas con respecto al acceso al sistema de eliminación de excretas si la pregunta </text:span><text:span text:style-name="T127">H10 es respondida </text:span><text:span text:style-name="T128">con la opción “</text:span><text:span text:style-name="T129">No</text:span><text:span text:style-name="T128">”, o si la pregunta H13 es respondida con la opción “</text:span><text:span text:style-name="T129">compartido con otros hogares</text:span><text:span text:style-name="T128">” o si la pregunta H12 es respondida con la opción “</text:span><text:span text:style-name="T129">a hoyo, excavación en la tierra, etc</text:span><text:span text:style-name="T128">”.</text:span></text:p>
      <text:p text:style-name="P55"><text:span text:style-name="T190"><text:s/></text:span><text:span text:style-name="T191">Los filtros de la base de datos REDATAM que aplican a este criterio son dos y la suma del resultado obtenido en cada uno de ellos es la cantidad de hogares que no aplican con el cri</text:span><text:span text:style-name="T176">terio aquí descripto</text:span><text:span text:style-name="T176"><text:note text:id="ftn3" text:note-class="footnote"><text:note-citation>20</text:note-citation><text:note-body><text:p text:style-name="P110"><text:s/>Fue necesario hacer una salvedad sobre este filtro, ya que las preguntas H12 y H13 tienen como condición que el hogar haya respondido la pregunta H10 <text:span text:style-name="T253">con la opción</text:span> 1. <text:span text:style-name="T253">C</text:span>omo los filtros de REDATAM reducen el dominio a todos aquellos hogares que hayan respondido todas las preguntas que se consideran <text:span text:style-name="T253">en él,</text:span> <text:span text:style-name="T253">al</text:span> <text:span text:style-name="T253">armar el filtro de la forma</text:span>:</text:p><text:p text:style-name="P38"><text:span text:style-name="Source_20_Text"><text:span text:style-name="T219">HOGAR.H13 = 2 OR HOGAR.H12 = 4 OR HOGAR.H10 = 2</text:span></text:span></text:p><text:p text:style-name="P38"><text:span text:style-name="T220">El domino queda reducido a todos aquellos hogares que hayan respondido H10 </text:span><text:span text:style-name="T221">con la opción</text:span><text:span text:style-name="T220"> 1, es decir, que hayan respondido H12 y H13. Es por esto que para obtener el resultado buscado se debe hacer una </text:span><text:span text:style-name="T221">unión</text:span><text:span text:style-name="T220"> de </text:span><text:span text:style-name="T221">los </text:span><text:span text:style-name="T220">dos filtros </text:span><text:span text:style-name="T221">presentados.</text:span></text:p><text:p text:style-name="P19"/></text:note-body></text:note></text:span><text:span text:style-name="T176">:</text:span></text:p>
      <text:p text:style-name="P97"><text:span text:style-name="T191">F</text:span><text:span text:style-name="T189">iltro 1:</text:span></text:p>
      <text:p text:style-name="P98">HOGAR.H13 = 2 OR HOGAR.H12 = 4</text:p>
      <text:p text:style-name="P98">Filtro 2:</text:p>
      <text:p text:style-name="P101"><text:span text:style-name="T51">HOGAR.H10 = 2</text:span></text:p>
      <text:h text:style-name="P27" text:outline-level="1"><text:span text:style-name="T255">B</text:span>iblografía</text:h>
      <text:p text:style-name="P108"><text:span text:style-name="T171">1. Booth, C. (n.d.). Map: Charles Booth's London. </text:span><text:span text:style-name="T172">Visitado</text:span><text:span text:style-name="T171"> </text:span><text:span text:style-name="T172">el</text:span><text:span text:style-name="T171"> 10 </text:span><text:span text:style-name="T172">de octubre de</text:span><text:span text:style-name="T171"> 2020 </text:span><text:a xlink:type="simple" xlink:href="https://booth.lse.ac.uk/map/16/-0.1038/51.5210/100/0" text:style-name="Internet_20_link" text:visited-style-name="Visited_20_Internet_20_Link"><text:span text:style-name="T171">https://booth.lse.ac.uk/map/16/-0.1038/51.5210/100/0</text:span></text:a></text:p>
      <text:p text:style-name="P107"><text:span text:style-name="T171">2. B Seebohm Rowntree </text:span><text:span text:style-name="Emphasis"><text:span text:style-name="T171">Poverty A Study of Town Life, Centennial Edition</text:span></text:span><text:span text:style-name="T171">, (reprinted edition) Bristol: Policy Press 2000</text:span></text:p>
      <text:p text:style-name="P102">3. <text:span text:style-name="T200">Domínguez Domínguez, Juana y Martín Carballo, Ana M. (</text:span><text:span text:style-name="T104">2006</text:span><text:span text:style-name="T200">). </text:span><text:span text:style-name="T126">“</text:span><text:span text:style-name="T107">Medición de la pobreza: una revisión de los principales indicadores”</text:span><text:span text:style-name="T200">. </text:span><text:span text:style-name="T104">Revista de Métodos Cuantitativos para la Economía y la Empresa (2). Páginas 27–66.</text:span></text:p>
      <text:p text:style-name="P102">4. <text:span text:style-name="T256">Sachs, W., 1992. Poor not different. Real - life economics: Understanding wealth creation. 161 – 165</text:span></text:p>
      <text:p text:style-name="P107"><text:span text:style-name="T171">5. </text:span><text:span text:style-name="T173">Dag Hammarskjöld. “The 1975 Dag Hammarskjöld Report on Development and International Cooperation”. </text:span><text:span text:style-name="T171">Dag Hammarskjöld Foundation. </text:span><text:span text:style-name="T172">Visitado el 10 de octubre de 2020. </text:span><text:a xlink:type="simple" xlink:href="https://www.daghammarskjold.se/publication/1975-dag-hammarskjold-report-development-international-cooperationU+002f" text:style-name="Internet_20_link" text:visited-style-name="Visited_20_Internet_20_Link"><text:span text:style-name="T171">https://www.daghammarskjold.se/publication/1975-dag-hammarskjold-report-development-international-cooperation</text:span></text:a><text:a xlink:type="simple" xlink:href="https://www.daghammarskjold.se/publication/1975-dag-hammarskjold-report-development-international-cooperationU+002f" text:style-name="Internet_20_link" text:visited-style-name="Visited_20_Internet_20_Link"><text:span text:style-name="T174">U+002f</text:span></text:a></text:p>
      <text:p text:style-name="P102">6. <text:span text:style-name="T257">Altimir Oscar, “La dimensión de la pobreza en América Latina”, Cuadernos de la CEPAL, Santiago de Chile 1979</text:span></text:p>
      <text:p text:style-name="P107"><text:span text:style-name="T171">7. </text:span><text:span text:style-name="T175">S. Molina y otros. “Mapa de la extrema pobreza en Chile”. Universidad Católica de Chile, Instituto de Economía 1974. <text:s/>Visitado el 10 de octubre de 2020. </text:span><text:a xlink:type="simple" xlink:href="http://www.economia.uc.cl/docs/dt_029.pdf" text:style-name="Internet_20_link" text:visited-style-name="Visited_20_Internet_20_Link"><text:span text:style-name="T175">http://www.economia.uc.cl/docs/dt_029.pdf</text:span></text:a></text:p>
      <text:p text:style-name="P102">8. <text:span text:style-name="T143"><text:s/></text:span>Feres Juan Carlos y Xavier Mancero (2001b) “El metodo de las necesidades basicas insatisfechas (NBI) y sus aplicaciones en America Latina”. <text:span text:style-name="T143">CEPAL</text:span></text:p>
      <text:p text:style-name="P102">9. <text:span text:style-name="T150">Fair Society, Healthy Lives – </text:span>The Marmot Review”, <text:span text:style-name="T150">Strategic Review of Health Inequalities in England post-2010</text:span></text:p>
      <text:p text:style-name="P103">10. “<text:span text:style-name="T195">Necesidades Básicas Insatisfechas (NBI) – Información censal del año 2010.</text:span>” <text:span text:style-name="T195">(Enero, 2014)</text:span> <text:span text:style-name="T195">Dirección Nacional de Relaciones Económicas con las Provincias (DINREP), Ministerio de Economía y Finanzas Públicas de la Nación</text:span><text:span text:style-name="T105">.</text:span></text:p>
      <text:p text:style-name="P72"><text:span text:style-name="T5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Ek Mukta1" svg:font-family="'Ek Mukta'"/>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ans" style:font-size-asian="10.5pt" style:language-asian="zh" style:country-asian="CN" style:font-name-complex="Ek Mukt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ans" style:font-size-asian="10.5pt" style:language-asian="zh" style:country-asian="CN" style:font-name-complex="Ek Mukt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Ek Mukta"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Ek Mukta1" style:font-family-complex="'Ek Mukt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Ek Mukta1" style:font-family-complex="'Ek Mukt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k Mukta1" style:font-family-complex="'Ek Mukta'"/>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normal" style:font-weight-asian="normal" style:font-weight-complex="norma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4T19:01:18.971953380</meta:creation-date>
    <dc:date>2020-11-29T23:04:00.031060486</dc:date>
    <meta:editing-duration>PT28M</meta:editing-duration>
    <meta:editing-cycles>6</meta:editing-cycles>
    <meta:generator>LibreOffice/7.0.3.1$Linux_X86_64 LibreOffice_project/00$Build-1</meta:generator>
    <meta:document-statistic meta:table-count="2" meta:image-count="0" meta:object-count="1" meta:page-count="17" meta:paragraph-count="233" meta:word-count="6389" meta:character-count="40157" meta:non-whitespace-character-count="33932"/>
  </office:meta>
</office:document-meta>
</file>

<file path=Object 2/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6.064cm"/>
    </style:style>
    <style:style style:name="co2" style:family="table-column">
      <style:table-column-properties fo:break-before="auto" style:column-width="3.891cm"/>
    </style:style>
    <style:style style:name="co3" style:family="table-column">
      <style:table-column-properties fo:break-before="auto" style:column-width="2.706cm"/>
    </style:style>
    <style:style style:name="co4" style:family="table-column">
      <style:table-column-properties fo:break-before="auto" style:column-width="3.556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eeeee" fo:border="0.06pt solid #000000"/>
    </style:style>
    <style:style style:name="ce2" style:family="table-cell" style:parent-style-name="Default">
      <style:table-cell-properties fo:border="0.06pt solid #000000"/>
    </style:style>
    <style:style style:name="ce3" style:family="table-cell" style:parent-style-name="Default">
      <style:table-cell-properties fo:background-color="#dddddd" fo:border="0.06pt solid #000000"/>
      <style:text-properties fo:font-weight="bold" style:font-weight-asian="bold" style:font-weight-complex="bold"/>
    </style:style>
  </office:automatic-styles>
  <office:body>
    <office:spreadsheet>
      <table:table table:name="Hoja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2" table:default-cell-style-name="ce2"/>
        <table:table-column table:style-name="co3" table:default-cell-style-name="ce2"/>
        <table:table-row table:style-name="ro1">
          <table:table-cell table:style-name="ce1" office:value-type="string" calcext:value-type="string">
            <text:p>Región</text:p>
          </table:table-cell>
          <table:table-cell table:style-name="ce1" office:value-type="string" calcext:value-type="string">
            <text:p>NBI II – Reconstruido</text:p>
          </table:table-cell>
          <table:table-cell table:style-name="ce1" office:value-type="string" calcext:value-type="string">
            <text:p>NBI II – Oficial</text:p>
          </table:table-cell>
          <table:table-cell table:style-name="ce1" office:value-type="string" calcext:value-type="string">
            <text:p>Región</text:p>
          </table:table-cell>
          <table:table-cell table:style-name="ce1" office:value-type="string" calcext:value-type="string">
            <text:p>NBI II – Reconstruido</text:p>
          </table:table-cell>
          <table:table-cell table:style-name="ce1" office:value-type="string" calcext:value-type="string">
            <text:p>NBI II – Oficial</text:p>
          </table:table-cell>
        </table:table-row>
        <table:table-row table:style-name="ro1">
          <table:table-cell office:value-type="string" calcext:value-type="string">
            <text:p>Ciudad Autónoma de Buenos Aires</text:p>
          </table:table-cell>
          <table:table-cell table:number-columns-repeated="2" office:value-type="float" office:value="9925" calcext:value-type="float">
            <text:p>9925</text:p>
          </table:table-cell>
          <table:table-cell office:value-type="string" calcext:value-type="string">
            <text:p>Mendoza</text:p>
          </table:table-cell>
          <table:table-cell table:number-columns-repeated="2" office:value-type="float" office:value="13769" calcext:value-type="float">
            <text:p>13769</text:p>
          </table:table-cell>
        </table:table-row>
        <table:table-row table:style-name="ro1">
          <table:table-cell office:value-type="string" calcext:value-type="string">
            <text:p>Buenos Aires</text:p>
          </table:table-cell>
          <table:table-cell table:number-columns-repeated="2" office:value-type="float" office:value="83258" calcext:value-type="float">
            <text:p>83258</text:p>
          </table:table-cell>
          <table:table-cell office:value-type="string" calcext:value-type="string">
            <text:p>Misiones</text:p>
          </table:table-cell>
          <table:table-cell table:number-columns-repeated="2" office:value-type="float" office:value="17797" calcext:value-type="float">
            <text:p>17797</text:p>
          </table:table-cell>
        </table:table-row>
        <table:table-row table:style-name="ro1">
          <table:table-cell office:value-type="string" calcext:value-type="string">
            <text:p>Catamarca</text:p>
          </table:table-cell>
          <table:table-cell table:number-columns-repeated="2" office:value-type="float" office:value="4676" calcext:value-type="float">
            <text:p>4676</text:p>
          </table:table-cell>
          <table:table-cell office:value-type="string" calcext:value-type="string">
            <text:p>Neuquén</text:p>
          </table:table-cell>
          <table:table-cell table:number-columns-repeated="2" office:value-type="float" office:value="5019" calcext:value-type="float">
            <text:p>5019</text:p>
          </table:table-cell>
        </table:table-row>
        <table:table-row table:style-name="ro1">
          <table:table-cell office:value-type="string" calcext:value-type="string">
            <text:p>Chaco</text:p>
          </table:table-cell>
          <table:table-cell table:number-columns-repeated="2" office:value-type="float" office:value="23280" calcext:value-type="float">
            <text:p>23280</text:p>
          </table:table-cell>
          <table:table-cell office:value-type="string" calcext:value-type="string">
            <text:p>Río Negro</text:p>
          </table:table-cell>
          <table:table-cell table:number-columns-repeated="2" office:value-type="float" office:value="5800" calcext:value-type="float">
            <text:p>5800</text:p>
          </table:table-cell>
        </table:table-row>
        <table:table-row table:style-name="ro1">
          <table:table-cell office:value-type="string" calcext:value-type="string">
            <text:p>Chubut</text:p>
          </table:table-cell>
          <table:table-cell table:number-columns-repeated="2" office:value-type="float" office:value="3837" calcext:value-type="float">
            <text:p>3837</text:p>
          </table:table-cell>
          <table:table-cell office:value-type="string" calcext:value-type="string">
            <text:p>Salta</text:p>
          </table:table-cell>
          <table:table-cell table:number-columns-repeated="2" office:value-type="float" office:value="19636" calcext:value-type="float">
            <text:p>19636</text:p>
          </table:table-cell>
        </table:table-row>
        <table:table-row table:style-name="ro1">
          <table:table-cell office:value-type="string" calcext:value-type="string">
            <text:p>Córdoba</text:p>
          </table:table-cell>
          <table:table-cell table:number-columns-repeated="2" office:value-type="float" office:value="17817" calcext:value-type="float">
            <text:p>17817</text:p>
          </table:table-cell>
          <table:table-cell office:value-type="string" calcext:value-type="string">
            <text:p>San Juan</text:p>
          </table:table-cell>
          <table:table-cell table:number-columns-repeated="2" office:value-type="float" office:value="6491" calcext:value-type="float">
            <text:p>6491</text:p>
          </table:table-cell>
        </table:table-row>
        <table:table-row table:style-name="ro1">
          <table:table-cell office:value-type="string" calcext:value-type="string">
            <text:p>Corrientes</text:p>
          </table:table-cell>
          <table:table-cell table:number-columns-repeated="2" office:value-type="float" office:value="12501" calcext:value-type="float">
            <text:p>12501</text:p>
          </table:table-cell>
          <table:table-cell office:value-type="string" calcext:value-type="string">
            <text:p>San Luis</text:p>
          </table:table-cell>
          <table:table-cell table:number-columns-repeated="2" office:value-type="float" office:value="3229" calcext:value-type="float">
            <text:p>3229</text:p>
          </table:table-cell>
        </table:table-row>
        <table:table-row table:style-name="ro1">
          <table:table-cell office:value-type="string" calcext:value-type="string">
            <text:p>Entre Ríos</text:p>
          </table:table-cell>
          <table:table-cell table:number-columns-repeated="2" office:value-type="float" office:value="7458" calcext:value-type="float">
            <text:p>7458</text:p>
          </table:table-cell>
          <table:table-cell office:value-type="string" calcext:value-type="string">
            <text:p>Santa Cruz</text:p>
          </table:table-cell>
          <table:table-cell table:number-columns-repeated="2" office:value-type="float" office:value="1514" calcext:value-type="float">
            <text:p>1514</text:p>
          </table:table-cell>
        </table:table-row>
        <table:table-row table:style-name="ro1">
          <table:table-cell office:value-type="string" calcext:value-type="string">
            <text:p>Formosa</text:p>
          </table:table-cell>
          <table:table-cell table:number-columns-repeated="2" office:value-type="float" office:value="11719" calcext:value-type="float">
            <text:p>11719</text:p>
          </table:table-cell>
          <table:table-cell office:value-type="string" calcext:value-type="string">
            <text:p>Santa Fe</text:p>
          </table:table-cell>
          <table:table-cell table:number-columns-repeated="2" office:value-type="float" office:value="17296" calcext:value-type="float">
            <text:p>17296</text:p>
          </table:table-cell>
        </table:table-row>
        <table:table-row table:style-name="ro1">
          <table:table-cell office:value-type="string" calcext:value-type="string">
            <text:p>Jujuy</text:p>
          </table:table-cell>
          <table:table-cell table:number-columns-repeated="2" office:value-type="float" office:value="9228" calcext:value-type="float">
            <text:p>9228</text:p>
          </table:table-cell>
          <table:table-cell office:value-type="string" calcext:value-type="string">
            <text:p>Santiago del Estero</text:p>
          </table:table-cell>
          <table:table-cell table:number-columns-repeated="2" office:value-type="float" office:value="20460" calcext:value-type="float">
            <text:p>20460</text:p>
          </table:table-cell>
        </table:table-row>
        <table:table-row table:style-name="ro1">
          <table:table-cell office:value-type="string" calcext:value-type="string">
            <text:p>La Pampa</text:p>
          </table:table-cell>
          <table:table-cell table:number-columns-repeated="2" office:value-type="float" office:value="991" calcext:value-type="float">
            <text:p>991</text:p>
          </table:table-cell>
          <table:table-cell office:value-type="string" calcext:value-type="string">
            <text:p>Tierra del Fuego</text:p>
          </table:table-cell>
          <table:table-cell table:number-columns-repeated="2" office:value-type="float" office:value="526" calcext:value-type="float">
            <text:p>526</text:p>
          </table:table-cell>
        </table:table-row>
        <table:table-row table:style-name="ro1">
          <table:table-cell office:value-type="string" calcext:value-type="string">
            <text:p>La Rioja</text:p>
          </table:table-cell>
          <table:table-cell table:number-columns-repeated="2" office:value-type="float" office:value="3717" calcext:value-type="float">
            <text:p>3717</text:p>
          </table:table-cell>
          <table:table-cell office:value-type="string" calcext:value-type="string">
            <text:p>Tucumán</text:p>
          </table:table-cell>
          <table:table-cell table:number-columns-repeated="2" office:value-type="float" office:value="16527" calcext:value-type="float">
            <text:p>16527</text:p>
          </table:table-cell>
        </table:table-row>
        <table:table-row table:style-name="ro1">
          <table:table-cell table:style-name="ce3" office:value-type="string" calcext:value-type="string">
            <text:p>Total del país</text:p>
          </table:table-cell>
          <table:table-cell table:number-columns-repeated="2" table:style-name="ce3" office:value-type="float" office:value="316471" calcext:value-type="float">
            <text:p>316471</text:p>
          </table:table-cell>
          <table:table-cell table:style-name="Default" table:number-columns-repeated="3"/>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decimal-places="2" number:min-integer-digits="1" number:grouping="true"/>
      <number:text>)</number:text>
      <style:map style:condition="value()&gt;=0" style:apply-style-name="N104P0"/>
    </number:currency-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 $</number:text>
      <style:map style:condition="value()&gt;=0" style:apply-style-name="N109P0"/>
    </number:number-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 $</number:text>
      <style:map style:condition="value()&gt;=0" style:apply-style-name="N110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 $</number:text>
      <style:map style:condition="value()&gt;=0" style:apply-style-name="N113P0"/>
    </number:number-style>
    <number:number-style style:name="N114">
      <number:scientific-number number:decimal-places="1" number:min-decimal-places="1" number:min-integer-digits="3" number:min-exponent-digits="1" number:exponent-interval="3" number:forced-exponent-sign="true"/>
    </number:number-style>
    <number:number-style style:name="N115">
      <number:fraction number:min-integer-digits="0" number:min-numerator-digits="3" loext:max-numerator-digits="3" number:min-denominator-digits="3" number:max-denominator-value="999"/>
    </number:number-style>
    <number:date-style style:name="N116">
      <number:day/>
      <number:text>/</number:text>
      <number:month/>
      <number:text>/</number:text>
      <number:year number:style="long"/>
    </number:date-style>
    <number:date-style style:name="N117">
      <number:day/>
      <number:text>/</number:text>
      <number:month number:textual="true"/>
      <number:text>/</number:text>
      <number:year/>
    </number:date-style>
    <number:date-style style:name="N118">
      <number:day/>
      <number:text>/</number:text>
      <number:month number:textual="true"/>
    </number:date-style>
    <number:date-style style:name="N119">
      <number:month number:textual="true"/>
      <number:text>/</number:text>
      <number:year/>
    </number:date-style>
    <number:date-style style:name="N120">
      <number:hours/>
      <number:text>:</number:text>
      <number:minutes number:style="long"/>
      <number:text> </number:text>
      <number:day/>
      <number:text>op./o</number:text>
      <number:day/>
      <number:text>p.</number:text>
    </number:date-style>
    <number:date-style style:name="N121">
      <number:hours/>
      <number:text>:</number:text>
      <number:minutes number:style="long"/>
      <number:text>:</number:text>
      <number:seconds number:style="long"/>
      <number:text> </number:text>
      <number:day/>
      <number:text>op./o</number:text>
      <number:day/>
      <number:text>p.</number:text>
    </number:dat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text>/</number:text>
      <number:month/>
      <number:text>/</number:text>
      <number:year number:style="long"/>
      <number:text> </number:text>
      <number:hours/>
      <number:text>:</number:text>
      <number:minutes number:style="long"/>
    </number:date-style>
    <number:time-style style:name="N125">
      <number:minutes number:style="long"/>
      <number:text>:</number:text>
      <number:seconds number:style="long"/>
    </number:time-style>
    <number:time-style style:name="N126">
      <number:minutes number:style="long"/>
      <number:text>:</number:text>
      <number:seconds number:style="long" number:decimal-places="1"/>
    </number:time-style>
    <number:time-style style:name="N127" number:truncate-on-overflow="false">
      <number:hours/>
      <number:text>:</number:text>
      <number:minutes number:style="long"/>
      <number:text>:</number:text>
      <number:seconds number:style="long"/>
    </number:time-style>
    <number:number-style style:name="N131P0" style:volatile="true">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fill-character> </number:fill-character>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2" number:min-decimal-places="2" number:min-integer-digits="1" number:grouping="true"/>
      <number:text> $ </number:text>
    </number:number-style>
    <number:number-style style:name="N135P1" style:volatile="true">
      <number:text>-</number:text>
      <number:fill-character> </number:fill-character>
      <number:number number:decimal-places="2" number:min-decimal-places="2" number:min-integer-digits="1" number:grouping="true"/>
      <number:text> $ </number:text>
    </number:number-style>
    <number:number-style style:name="N135P2" style:volatile="true">
      <number:fill-character> </number:fill-character>
      <number:text>-</number:text>
      <number:number number:decimal-places="0" number:min-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9">00/00/0000</text:date>, <text:time style:data-style-name="N2" text:time-value="21:43:47.67083506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